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round" svg:stroke-linecap="round" draw:fill="none" fo:padding-top="0.022cm" fo:padding-bottom="0.022cm" fo:padding-left="0.022cm" fo:padding-right="0.02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4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5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0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0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417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aa0dfe"/>
    </style:style>
    <style:style style:name="gr12" style:family="graphic" style:parent-style-name="standard">
      <style:graphic-properties draw:stroke="none" draw:fill="solid" draw:fill-color="#3283fe"/>
    </style:style>
    <style:style style:name="gr13" style:family="graphic" style:parent-style-name="standard">
      <style:graphic-properties draw:stroke="none" draw:fill="solid" draw:fill-color="#85660d"/>
    </style:style>
    <style:style style:name="gr14" style:family="graphic" style:parent-style-name="standard">
      <style:graphic-properties draw:stroke="none" draw:fill="solid" draw:fill-color="#782ab6"/>
    </style:style>
    <style:style style:name="gr15" style:family="graphic" style:parent-style-name="standard">
      <style:graphic-properties draw:stroke="none" draw:fill="solid" draw:fill-color="#565656"/>
    </style:style>
    <style:style style:name="gr16" style:family="graphic" style:parent-style-name="standard">
      <style:graphic-properties draw:stroke="none" draw:fill="solid" draw:fill-color="#1c8356"/>
    </style:style>
    <style:style style:name="gr17" style:family="graphic" style:parent-style-name="standard">
      <style:graphic-properties draw:stroke="none" draw:fill="solid" draw:fill-color="#16ff32"/>
    </style:style>
    <style:style style:name="gr18" style:family="graphic" style:parent-style-name="standard">
      <style:graphic-properties draw:stroke="none" draw:fill="solid" draw:fill-color="#f7e1a0"/>
    </style:style>
    <style:style style:name="gr19" style:family="graphic" style:parent-style-name="standard">
      <style:graphic-properties draw:stroke="none" draw:fill="solid" draw:fill-color="#e2e2e2"/>
    </style:style>
    <style:style style:name="gr20" style:family="graphic" style:parent-style-name="standard">
      <style:graphic-properties draw:stroke="none" draw:fill="solid" draw:fill-color="#1cbe4f"/>
    </style:style>
    <style:style style:name="gr21" style:family="graphic" style:parent-style-name="standard">
      <style:graphic-properties draw:stroke="none" draw:fill="solid" draw:fill-color="#c4451c"/>
    </style:style>
    <style:style style:name="gr22" style:family="graphic" style:parent-style-name="standard">
      <style:graphic-properties draw:stroke="none" draw:fill="solid" draw:fill-color="#dea0fd"/>
    </style:style>
    <style:style style:name="gr23" style:family="graphic" style:parent-style-name="standard">
      <style:graphic-properties draw:stroke="none" draw:fill="solid" draw:fill-color="#fe00fa"/>
    </style:style>
    <style:style style:name="gr24" style:family="graphic" style:parent-style-name="standard">
      <style:graphic-properties draw:stroke="none" draw:fill="solid" draw:fill-color="#325a9b"/>
    </style:style>
    <style:style style:name="gr25" style:family="graphic" style:parent-style-name="standard">
      <style:graphic-properties draw:stroke="none" draw:fill="solid" draw:fill-color="#feaf16"/>
    </style:style>
    <style:style style:name="gr26" style:family="graphic" style:parent-style-name="standard">
      <style:graphic-properties draw:stroke="none" draw:fill="solid" draw:fill-color="#f8a19f"/>
    </style:style>
    <style:style style:name="gr27" style:family="graphic" style:parent-style-name="standard">
      <style:graphic-properties draw:stroke="none" draw:fill="solid" draw:fill-color="#90ad1c"/>
    </style:style>
    <style:style style:name="gr28" style:family="graphic" style:parent-style-name="standard">
      <style:graphic-properties draw:stroke="none" draw:fill="solid" draw:fill-color="#f6222e"/>
    </style:style>
    <style:style style:name="gr29" style:family="graphic" style:parent-style-name="standard">
      <style:graphic-properties draw:stroke="none" draw:fill="solid" draw:fill-color="#1cffce"/>
    </style:style>
    <style:style style:name="gr30" style:family="graphic" style:parent-style-name="standard">
      <style:graphic-properties draw:stroke="none" draw:fill="solid" draw:fill-color="#2ed9ff"/>
    </style:style>
    <style:style style:name="gr31" style:family="graphic" style:parent-style-name="standard">
      <style:graphic-properties draw:stroke="none" draw:fill="solid" draw:fill-color="#b10da1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6" style:family="paragraph">
      <style:paragraph-properties fo:text-align="start" style:writing-mode="lr-tb"/>
      <style:text-properties fo:font-size="5pt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6pt" style:font-size-complex="6pt"/>
    </style:style>
    <style:style style:name="P8" style:family="paragraph">
      <style:paragraph-properties fo:text-align="start" style:writing-mode="lr-tb"/>
      <style:text-properties fo:font-size="4pt"/>
    </style:style>
    <style:style style:name="P9" style:family="paragraph">
      <loext:graphic-properties draw:fill="none"/>
      <style:paragraph-properties fo:text-align="start" style:writing-mode="lr-tb"/>
      <style:text-properties fo:font-size="4pt" style:font-size-asian="6pt" style:font-size-complex="6pt"/>
    </style:style>
    <style:style style:name="P10" style:family="paragraph">
      <loext:graphic-properties draw:fill="solid" draw:fill-color="#aa0dfe"/>
    </style:style>
    <style:style style:name="P11" style:family="paragraph">
      <loext:graphic-properties draw:fill="solid" draw:fill-color="#3283fe"/>
    </style:style>
    <style:style style:name="P12" style:family="paragraph">
      <loext:graphic-properties draw:fill="solid" draw:fill-color="#85660d"/>
    </style:style>
    <style:style style:name="P13" style:family="paragraph">
      <loext:graphic-properties draw:fill="solid" draw:fill-color="#782ab6"/>
    </style:style>
    <style:style style:name="P14" style:family="paragraph">
      <loext:graphic-properties draw:fill="solid" draw:fill-color="#565656"/>
    </style:style>
    <style:style style:name="P15" style:family="paragraph">
      <loext:graphic-properties draw:fill="solid" draw:fill-color="#1c8356"/>
    </style:style>
    <style:style style:name="P16" style:family="paragraph">
      <loext:graphic-properties draw:fill="solid" draw:fill-color="#16ff32"/>
    </style:style>
    <style:style style:name="P17" style:family="paragraph">
      <loext:graphic-properties draw:fill="solid" draw:fill-color="#f7e1a0"/>
    </style:style>
    <style:style style:name="P18" style:family="paragraph">
      <loext:graphic-properties draw:fill="solid" draw:fill-color="#e2e2e2"/>
    </style:style>
    <style:style style:name="P19" style:family="paragraph">
      <loext:graphic-properties draw:fill="solid" draw:fill-color="#1cbe4f"/>
    </style:style>
    <style:style style:name="P20" style:family="paragraph">
      <loext:graphic-properties draw:fill="solid" draw:fill-color="#c4451c"/>
    </style:style>
    <style:style style:name="P21" style:family="paragraph">
      <loext:graphic-properties draw:fill="solid" draw:fill-color="#dea0fd"/>
    </style:style>
    <style:style style:name="P22" style:family="paragraph">
      <loext:graphic-properties draw:fill="solid" draw:fill-color="#fe00fa"/>
    </style:style>
    <style:style style:name="P23" style:family="paragraph">
      <loext:graphic-properties draw:fill="solid" draw:fill-color="#325a9b"/>
    </style:style>
    <style:style style:name="P24" style:family="paragraph">
      <loext:graphic-properties draw:fill="solid" draw:fill-color="#feaf16"/>
    </style:style>
    <style:style style:name="P25" style:family="paragraph">
      <loext:graphic-properties draw:fill="solid" draw:fill-color="#f8a19f"/>
    </style:style>
    <style:style style:name="P26" style:family="paragraph">
      <loext:graphic-properties draw:fill="solid" draw:fill-color="#90ad1c"/>
    </style:style>
    <style:style style:name="P27" style:family="paragraph">
      <loext:graphic-properties draw:fill="solid" draw:fill-color="#f6222e"/>
    </style:style>
    <style:style style:name="P28" style:family="paragraph">
      <loext:graphic-properties draw:fill="solid" draw:fill-color="#1cffce"/>
    </style:style>
    <style:style style:name="P29" style:family="paragraph">
      <loext:graphic-properties draw:fill="solid" draw:fill-color="#2ed9ff"/>
    </style:style>
    <style:style style:name="P30" style:family="paragraph">
      <loext:graphic-properties draw:fill="solid" draw:fill-color="#b10da1"/>
    </style:style>
    <style:style style:name="P31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90ad1c" style:font-name="Helvetica1" fo:font-size="6pt" style:font-size-asian="6pt" style:font-name-complex="Helvetica1" style:font-size-complex="6pt"/>
    </style:style>
    <style:style style:name="T2" style:family="text">
      <style:text-properties fo:color="#1cbe4f" style:font-name="Helvetica1" fo:font-size="6pt" style:font-size-asian="6pt" style:font-name-complex="Helvetica1" style:font-size-complex="6pt"/>
    </style:style>
    <style:style style:name="T3" style:family="text">
      <style:text-properties fo:color="#feaf16" style:font-name="Helvetica1" fo:font-size="6pt" style:font-size-asian="6pt" style:font-name-complex="Helvetica1" style:font-size-complex="6pt"/>
    </style:style>
    <style:style style:name="T4" style:family="text">
      <style:text-properties fo:color="#b10da1" style:font-name="Helvetica1" fo:font-size="6pt" style:font-size-asian="6pt" style:font-name-complex="Helvetica1" style:font-size-complex="6pt"/>
    </style:style>
    <style:style style:name="T5" style:family="text">
      <style:text-properties fo:color="#aa0dfe" style:font-name="Helvetica1" fo:font-size="6pt" style:font-size-asian="6pt" style:font-name-complex="Helvetica1" style:font-size-complex="6pt"/>
    </style:style>
    <style:style style:name="T6" style:family="text">
      <style:text-properties fo:color="#c4451c" style:font-name="Helvetica1" fo:font-size="6pt" style:font-size-asian="6pt" style:font-name-complex="Helvetica1" style:font-size-complex="6pt"/>
    </style:style>
    <style:style style:name="T7" style:family="text">
      <style:text-properties fo:color="#85660d" style:font-name="Helvetica1" fo:font-size="6pt" style:font-size-asian="6pt" style:font-name-complex="Helvetica1" style:font-size-complex="6pt"/>
    </style:style>
    <style:style style:name="T8" style:family="text">
      <style:text-properties fo:color="#f8a19f" style:font-name="Helvetica1" fo:font-size="6pt" style:font-size-asian="6pt" style:font-name-complex="Helvetica1" style:font-size-complex="6pt"/>
    </style:style>
    <style:style style:name="T9" style:family="text">
      <style:text-properties fo:color="#f7e1a0" style:font-name="Helvetica1" fo:font-size="6pt" style:font-size-asian="6pt" style:font-name-complex="Helvetica1" style:font-size-complex="6pt"/>
    </style:style>
    <style:style style:name="T10" style:family="text">
      <style:text-properties fo:color="#fe00fa" style:font-name="Helvetica1" fo:font-size="6pt" style:font-size-asian="6pt" style:font-name-complex="Helvetica1" style:font-size-complex="6pt"/>
    </style:style>
    <style:style style:name="T11" style:family="text">
      <style:text-properties fo:color="#3283fe" style:font-name="Helvetica1" fo:font-size="6pt" style:font-size-asian="6pt" style:font-name-complex="Helvetica1" style:font-size-complex="6pt"/>
    </style:style>
    <style:style style:name="T12" style:family="text">
      <style:text-properties fo:color="#325a9b" style:font-name="Helvetica1" fo:font-size="6pt" style:font-size-asian="6pt" style:font-name-complex="Helvetica1" style:font-size-complex="6pt"/>
    </style:style>
    <style:style style:name="T13" style:family="text">
      <style:text-properties fo:color="#1cffce" style:font-name="Helvetica1" fo:font-size="6pt" style:font-size-asian="6pt" style:font-name-complex="Helvetica1" style:font-size-complex="6pt"/>
    </style:style>
    <style:style style:name="T14" style:family="text">
      <style:text-properties fo:color="#1c8356" style:font-name="Helvetica1" fo:font-size="6pt" style:font-size-asian="6pt" style:font-name-complex="Helvetica1" style:font-size-complex="6pt"/>
    </style:style>
    <style:style style:name="T15" style:family="text">
      <style:text-properties fo:color="#dea0fd" style:font-name="Helvetica1" fo:font-size="6pt" style:font-size-asian="6pt" style:font-name-complex="Helvetica1" style:font-size-complex="6pt"/>
    </style:style>
    <style:style style:name="T16" style:family="text">
      <style:text-properties fo:color="#e2e2e2" style:font-name="Helvetica1" fo:font-size="6pt" style:font-size-asian="6pt" style:font-name-complex="Helvetica1" style:font-size-complex="6pt"/>
    </style:style>
    <style:style style:name="T17" style:family="text">
      <style:text-properties fo:color="#565656" style:font-name="Helvetica1" fo:font-size="6pt" style:font-size-asian="6pt" style:font-name-complex="Helvetica1" style:font-size-complex="6pt"/>
    </style:style>
    <style:style style:name="T18" style:family="text">
      <style:text-properties fo:color="#782ab6" style:font-name="Helvetica1" fo:font-size="6pt" style:font-size-asian="6pt" style:font-name-complex="Helvetica1" style:font-size-complex="6pt"/>
    </style:style>
    <style:style style:name="T19" style:family="text">
      <style:text-properties fo:color="#16ff32" style:font-name="Helvetica1" fo:font-size="6pt" style:font-size-asian="6pt" style:font-name-complex="Helvetica1" style:font-size-complex="6pt"/>
    </style:style>
    <style:style style:name="T20" style:family="text">
      <style:text-properties fo:color="#f6222e" style:font-name="Helvetica1" fo:font-size="6pt" style:font-size-asian="6pt" style:font-name-complex="Helvetica1" style:font-size-complex="6pt"/>
    </style:style>
    <style:style style:name="T21" style:family="text">
      <style:text-properties fo:color="#2ed9ff" style:font-name="Helvetica1" fo:font-size="6pt" style:font-size-asian="6pt" style:font-name-complex="Helvetica1" style:font-size-complex="6pt"/>
    </style:style>
    <style:style style:name="T22" style:family="text">
      <style:text-properties fo:color="#000000" style:font-name="Helvetica1" fo:font-size="6pt" style:font-size-asian="6pt" style:font-name-complex="Helvetica1" style:font-size-complex="6pt"/>
    </style:style>
    <style:style style:name="T23" style:family="text">
      <style:text-properties fo:color="#000000" style:font-name="Helvetica1" style:font-size-asian="6pt" style:font-name-complex="Helvetica1" style:font-size-complex="6pt"/>
    </style:style>
    <style:style style:name="T24" style:family="text">
      <style:text-properties fo:color="#000000" style:font-name="Helvetica1" fo:font-size="8pt" fo:font-weight="bold" style:font-size-asian="8pt" style:font-name-complex="Helvetica1" style:font-size-complex="8pt" style:font-weight-complex="bold"/>
    </style:style>
    <style:style style:name="T25" style:family="text">
      <style:text-properties fo:color="#000000" style:font-name="Helvetica1" fo:font-size="8pt" style:font-size-asian="8pt" style:font-name-complex="Helvetic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35.56cm" svg:x="-0.001cm" svg:y="0cm" svg:viewBox="0 0 21591 35561" draw:points="0,35561 21591,35561 21591,0 0,0">
          <text:p/>
        </draw:polygon>
        <draw:line draw:style-name="gr2" draw:text-style-name="P2" draw:layer="layout" svg:x1="0.799cm" svg:y1="34.243cm" svg:x2="14.65cm" svg:y2="34.243cm">
          <text:p/>
        </draw:line>
        <draw:polyline draw:style-name="gr2" draw:text-style-name="P2" draw:layer="layout" svg:width="0cm" svg:height="0cm" svg:x="0.799cm" svg:y="31.386cm" svg:viewBox="0 0 0 0" draw:points="0,0">
          <text:p/>
        </draw:polyline>
        <draw:line draw:style-name="gr2" draw:text-style-name="P2" draw:layer="layout" svg:x1="0.799cm" svg:y1="33.91cm" svg:x2="5.068cm" svg:y2="33.91cm">
          <text:p/>
        </draw:line>
        <draw:line draw:style-name="gr2" draw:text-style-name="P2" draw:layer="layout" svg:x1="0.799cm" svg:y1="28.862cm" svg:x2="2.45cm" svg:y2="28.862cm">
          <text:p/>
        </draw:line>
        <draw:line draw:style-name="gr2" draw:text-style-name="P2" draw:layer="layout" svg:x1="2.45cm" svg:y1="33.217cm" svg:x2="3.029cm" svg:y2="33.217cm">
          <text:p/>
        </draw:line>
        <draw:line draw:style-name="gr2" draw:text-style-name="P2" draw:layer="layout" svg:x1="3.029cm" svg:y1="33.577cm" svg:x2="8.05cm" svg:y2="33.577cm">
          <text:p/>
        </draw:line>
        <draw:line draw:style-name="gr2" draw:text-style-name="P2" draw:layer="layout" svg:x1="3.029cm" svg:y1="32.857cm" svg:x2="7.08cm" svg:y2="32.857cm">
          <text:p/>
        </draw:line>
        <draw:line draw:style-name="gr2" draw:text-style-name="P2" draw:layer="layout" svg:x1="7.08cm" svg:y1="33.245cm" svg:x2="7.956cm" svg:y2="33.245cm">
          <text:p/>
        </draw:line>
        <draw:line draw:style-name="gr2" draw:text-style-name="P2" draw:layer="layout" svg:x1="7.08cm" svg:y1="32.912cm" svg:x2="7.134cm" svg:y2="32.912cm">
          <text:p/>
        </draw:line>
        <draw:line draw:style-name="gr2" draw:text-style-name="P2" draw:layer="layout" svg:x1="7.08cm" svg:y1="32.413cm" svg:x2="7.282cm" svg:y2="32.413cm">
          <text:p/>
        </draw:line>
        <draw:line draw:style-name="gr2" draw:text-style-name="P2" draw:layer="layout" svg:x1="7.282cm" svg:y1="32.58cm" svg:x2="7.382cm" svg:y2="32.58cm">
          <text:p/>
        </draw:line>
        <draw:line draw:style-name="gr2" draw:text-style-name="P2" draw:layer="layout" svg:x1="7.282cm" svg:y1="32.247cm" svg:x2="7.359cm" svg:y2="32.247cm">
          <text:p/>
        </draw:line>
        <draw:line draw:style-name="gr2" draw:text-style-name="P2" draw:layer="layout" svg:x1="2.45cm" svg:y1="24.507cm" svg:x2="3.44cm" svg:y2="24.507cm">
          <text:p/>
        </draw:line>
        <draw:line draw:style-name="gr2" draw:text-style-name="P2" draw:layer="layout" svg:x1="3.44cm" svg:y1="30.238cm" svg:x2="4.883cm" svg:y2="30.238cm">
          <text:p/>
        </draw:line>
        <draw:line draw:style-name="gr2" draw:text-style-name="P2" draw:layer="layout" svg:x1="4.883cm" svg:y1="31.374cm" svg:x2="6.393cm" svg:y2="31.374cm">
          <text:p/>
        </draw:line>
        <draw:line draw:style-name="gr2" draw:text-style-name="P2" draw:layer="layout" svg:x1="6.393cm" svg:y1="31.748cm" svg:x2="7.056cm" svg:y2="31.748cm">
          <text:p/>
        </draw:line>
        <draw:line draw:style-name="gr2" draw:text-style-name="P2" draw:layer="layout" svg:x1="7.056cm" svg:y1="31.914cm" svg:x2="7.481cm" svg:y2="31.914cm">
          <text:p/>
        </draw:line>
        <draw:line draw:style-name="gr2" draw:text-style-name="P2" draw:layer="layout" svg:x1="7.056cm" svg:y1="31.582cm" svg:x2="7.199cm" svg:y2="31.582cm">
          <text:p/>
        </draw:line>
        <draw:line draw:style-name="gr2" draw:text-style-name="P2" draw:layer="layout" svg:x1="6.393cm" svg:y1="31cm" svg:x2="7.158cm" svg:y2="31cm">
          <text:p/>
        </draw:line>
        <draw:line draw:style-name="gr2" draw:text-style-name="P2" draw:layer="layout" svg:x1="7.158cm" svg:y1="31.249cm" svg:x2="7.896cm" svg:y2="31.249cm">
          <text:p/>
        </draw:line>
        <draw:line draw:style-name="gr2" draw:text-style-name="P2" draw:layer="layout" svg:x1="7.158cm" svg:y1="30.75cm" svg:x2="8.015cm" svg:y2="30.75cm">
          <text:p/>
        </draw:line>
        <draw:line draw:style-name="gr2" draw:text-style-name="P2" draw:layer="layout" svg:x1="8.015cm" svg:y1="30.917cm" svg:x2="8.441cm" svg:y2="30.917cm">
          <text:p/>
        </draw:line>
        <draw:line draw:style-name="gr2" draw:text-style-name="P2" draw:layer="layout" svg:x1="8.015cm" svg:y1="30.584cm" svg:x2="8.513cm" svg:y2="30.584cm">
          <text:p/>
        </draw:line>
        <draw:line draw:style-name="gr2" draw:text-style-name="P2" draw:layer="layout" svg:x1="4.883cm" svg:y1="29.103cm" svg:x2="7.32cm" svg:y2="29.103cm">
          <text:p/>
        </draw:line>
        <draw:line draw:style-name="gr2" draw:text-style-name="P2" draw:layer="layout" svg:x1="7.32cm" svg:y1="30.252cm" svg:x2="7.36cm" svg:y2="30.252cm">
          <text:p/>
        </draw:line>
        <draw:line draw:style-name="gr2" draw:text-style-name="P2" draw:layer="layout" svg:x1="7.32cm" svg:y1="29.919cm" svg:x2="7.371cm" svg:y2="29.919cm">
          <text:p/>
        </draw:line>
        <draw:line draw:style-name="gr2" draw:text-style-name="P2" draw:layer="layout" svg:x1="7.32cm" svg:y1="29.586cm" svg:x2="7.602cm" svg:y2="29.586cm">
          <text:p/>
        </draw:line>
        <draw:line draw:style-name="gr2" draw:text-style-name="P2" draw:layer="layout" svg:x1="7.32cm" svg:y1="29.254cm" svg:x2="7.358cm" svg:y2="29.254cm">
          <text:p/>
        </draw:line>
        <draw:line draw:style-name="gr2" draw:text-style-name="P2" draw:layer="layout" svg:x1="7.32cm" svg:y1="28.589cm" svg:x2="7.402cm" svg:y2="28.589cm">
          <text:p/>
        </draw:line>
        <draw:line draw:style-name="gr2" draw:text-style-name="P2" draw:layer="layout" svg:x1="7.402cm" svg:y1="28.921cm" svg:x2="7.505cm" svg:y2="28.921cm">
          <text:p/>
        </draw:line>
        <draw:line draw:style-name="gr2" draw:text-style-name="P2" draw:layer="layout" svg:x1="7.402cm" svg:y1="28.589cm" svg:x2="7.437cm" svg:y2="28.589cm">
          <text:p/>
        </draw:line>
        <draw:line draw:style-name="gr2" draw:text-style-name="P2" draw:layer="layout" svg:x1="7.402cm" svg:y1="28.256cm" svg:x2="7.438cm" svg:y2="28.256cm">
          <text:p/>
        </draw:line>
        <draw:line draw:style-name="gr2" draw:text-style-name="P2" draw:layer="layout" svg:x1="7.32cm" svg:y1="27.018cm" svg:x2="7.538cm" svg:y2="27.018cm">
          <text:p/>
        </draw:line>
        <draw:line draw:style-name="gr2" draw:text-style-name="P2" draw:layer="layout" svg:x1="7.538cm" svg:y1="27.591cm" svg:x2="7.702cm" svg:y2="27.591cm">
          <text:p/>
        </draw:line>
        <draw:line draw:style-name="gr2" draw:text-style-name="P2" draw:layer="layout" svg:x1="7.702cm" svg:y1="27.923cm" svg:x2="7.738cm" svg:y2="27.923cm">
          <text:p/>
        </draw:line>
        <draw:line draw:style-name="gr2" draw:text-style-name="P2" draw:layer="layout" svg:x1="7.702cm" svg:y1="27.591cm" svg:x2="7.783cm" svg:y2="27.591cm">
          <text:p/>
        </draw:line>
        <draw:line draw:style-name="gr2" draw:text-style-name="P2" draw:layer="layout" svg:x1="7.702cm" svg:y1="27.258cm" svg:x2="7.738cm" svg:y2="27.258cm">
          <text:p/>
        </draw:line>
        <draw:line draw:style-name="gr2" draw:text-style-name="P2" draw:layer="layout" svg:x1="7.538cm" svg:y1="26.445cm" svg:x2="7.805cm" svg:y2="26.445cm">
          <text:p/>
        </draw:line>
        <draw:line draw:style-name="gr2" draw:text-style-name="P2" draw:layer="layout" svg:x1="7.805cm" svg:y1="26.926cm" svg:x2="8.855cm" svg:y2="26.926cm">
          <text:p/>
        </draw:line>
        <draw:line draw:style-name="gr2" draw:text-style-name="P2" draw:layer="layout" svg:x1="7.805cm" svg:y1="25.965cm" svg:x2="8.284cm" svg:y2="25.965cm">
          <text:p/>
        </draw:line>
        <draw:line draw:style-name="gr2" draw:text-style-name="P2" draw:layer="layout" svg:x1="8.284cm" svg:y1="26.593cm" svg:x2="8.321cm" svg:y2="26.593cm">
          <text:p/>
        </draw:line>
        <draw:line draw:style-name="gr2" draw:text-style-name="P2" draw:layer="layout" svg:x1="8.284cm" svg:y1="25.337cm" svg:x2="8.38cm" svg:y2="25.337cm">
          <text:p/>
        </draw:line>
        <draw:line draw:style-name="gr2" draw:text-style-name="P2" draw:layer="layout" svg:x1="8.38cm" svg:y1="26.26cm" svg:x2="8.488cm" svg:y2="26.26cm">
          <text:p/>
        </draw:line>
        <draw:line draw:style-name="gr2" draw:text-style-name="P2" draw:layer="layout" svg:x1="8.38cm" svg:y1="25.54cm" svg:x2="8.464cm" svg:y2="25.54cm">
          <text:p/>
        </draw:line>
        <draw:line draw:style-name="gr2" draw:text-style-name="P2" draw:layer="layout" svg:x1="8.464cm" svg:y1="25.928cm" svg:x2="8.602cm" svg:y2="25.928cm">
          <text:p/>
        </draw:line>
        <draw:line draw:style-name="gr2" draw:text-style-name="P2" draw:layer="layout" svg:x1="8.464cm" svg:y1="25.595cm" svg:x2="8.536cm" svg:y2="25.595cm">
          <text:p/>
        </draw:line>
        <draw:line draw:style-name="gr2" draw:text-style-name="P2" draw:layer="layout" svg:x1="8.464cm" svg:y1="25.096cm" svg:x2="8.548cm" svg:y2="25.096cm">
          <text:p/>
        </draw:line>
        <draw:line draw:style-name="gr2" draw:text-style-name="P2" draw:layer="layout" svg:x1="8.548cm" svg:y1="25.263cm" svg:x2="8.788cm" svg:y2="25.263cm">
          <text:p/>
        </draw:line>
        <draw:line draw:style-name="gr2" draw:text-style-name="P2" draw:layer="layout" svg:x1="8.548cm" svg:y1="24.93cm" svg:x2="8.945cm" svg:y2="24.93cm">
          <text:p/>
        </draw:line>
        <draw:line draw:style-name="gr2" draw:text-style-name="P2" draw:layer="layout" svg:x1="8.38cm" svg:y1="24.21cm" svg:x2="8.463cm" svg:y2="24.21cm">
          <text:p/>
        </draw:line>
        <draw:line draw:style-name="gr2" draw:text-style-name="P2" draw:layer="layout" svg:x1="8.463cm" svg:y1="24.598cm" svg:x2="8.499cm" svg:y2="24.598cm">
          <text:p/>
        </draw:line>
        <draw:line draw:style-name="gr2" draw:text-style-name="P2" draw:layer="layout" svg:x1="8.463cm" svg:y1="23.822cm" svg:x2="8.6cm" svg:y2="23.822cm">
          <text:p/>
        </draw:line>
        <draw:line draw:style-name="gr2" draw:text-style-name="P2" draw:layer="layout" svg:x1="8.6cm" svg:y1="24.265cm" svg:x2="8.634cm" svg:y2="24.265cm">
          <text:p/>
        </draw:line>
        <draw:line draw:style-name="gr2" draw:text-style-name="P2" draw:layer="layout" svg:x1="8.6cm" svg:y1="23.932cm" svg:x2="8.648cm" svg:y2="23.932cm">
          <text:p/>
        </draw:line>
        <draw:line draw:style-name="gr2" draw:text-style-name="P2" draw:layer="layout" svg:x1="8.6cm" svg:y1="23.267cm" svg:x2="8.683cm" svg:y2="23.267cm">
          <text:p/>
        </draw:line>
        <draw:line draw:style-name="gr2" draw:text-style-name="P2" draw:layer="layout" svg:x1="8.683cm" svg:y1="23.6cm" svg:x2="8.768cm" svg:y2="23.6cm">
          <text:p/>
        </draw:line>
        <draw:line draw:style-name="gr2" draw:text-style-name="P2" draw:layer="layout" svg:x1="8.683cm" svg:y1="23.267cm" svg:x2="8.717cm" svg:y2="23.267cm">
          <text:p/>
        </draw:line>
        <draw:line draw:style-name="gr2" draw:text-style-name="P2" draw:layer="layout" svg:x1="8.683cm" svg:y1="22.935cm" svg:x2="8.721cm" svg:y2="22.935cm">
          <text:p/>
        </draw:line>
        <draw:line draw:style-name="gr2" draw:text-style-name="P2" draw:layer="layout" svg:x1="3.44cm" svg:y1="18.777cm" svg:x2="3.937cm" svg:y2="18.777cm">
          <text:p/>
        </draw:line>
        <draw:line draw:style-name="gr2" draw:text-style-name="P2" draw:layer="layout" svg:x1="3.937cm" svg:y1="21.511cm" svg:x2="4.32cm" svg:y2="21.511cm">
          <text:p/>
        </draw:line>
        <draw:line draw:style-name="gr2" draw:text-style-name="P2" draw:layer="layout" svg:x1="4.32cm" svg:y1="22.311cm" svg:x2="5.607cm" svg:y2="22.311cm">
          <text:p/>
        </draw:line>
        <draw:line draw:style-name="gr2" draw:text-style-name="P2" draw:layer="layout" svg:x1="5.607cm" svg:y1="22.602cm" svg:x2="11.548cm" svg:y2="22.602cm">
          <text:p/>
        </draw:line>
        <draw:line draw:style-name="gr2" draw:text-style-name="P2" draw:layer="layout" svg:x1="5.607cm" svg:y1="22.02cm" svg:x2="8.482cm" svg:y2="22.02cm">
          <text:p/>
        </draw:line>
        <draw:line draw:style-name="gr2" draw:text-style-name="P2" draw:layer="layout" svg:x1="8.482cm" svg:y1="22.269cm" svg:x2="8.527cm" svg:y2="22.269cm">
          <text:p/>
        </draw:line>
        <draw:line draw:style-name="gr2" draw:text-style-name="P2" draw:layer="layout" svg:x1="8.482cm" svg:y1="21.77cm" svg:x2="8.562cm" svg:y2="21.77cm">
          <text:p/>
        </draw:line>
        <draw:line draw:style-name="gr2" draw:text-style-name="P2" draw:layer="layout" svg:x1="8.562cm" svg:y1="21.937cm" svg:x2="8.742cm" svg:y2="21.937cm">
          <text:p/>
        </draw:line>
        <draw:line draw:style-name="gr2" draw:text-style-name="P2" draw:layer="layout" svg:x1="8.562cm" svg:y1="21.604cm" svg:x2="9.261cm" svg:y2="21.604cm">
          <text:p/>
        </draw:line>
        <draw:line draw:style-name="gr2" draw:text-style-name="P2" draw:layer="layout" svg:x1="4.32cm" svg:y1="20.71cm" svg:x2="5.189cm" svg:y2="20.71cm">
          <text:p/>
        </draw:line>
        <draw:line draw:style-name="gr2" draw:text-style-name="P2" draw:layer="layout" svg:x1="5.189cm" svg:y1="21.272cm" svg:x2="8.202cm" svg:y2="21.272cm">
          <text:p/>
        </draw:line>
        <draw:line draw:style-name="gr2" draw:text-style-name="P2" draw:layer="layout" svg:x1="5.189cm" svg:y1="20.149cm" svg:x2="6.098cm" svg:y2="20.149cm">
          <text:p/>
        </draw:line>
        <draw:line draw:style-name="gr2" draw:text-style-name="P2" draw:layer="layout" svg:x1="6.098cm" svg:y1="20.69cm" svg:x2="7.012cm" svg:y2="20.69cm">
          <text:p/>
        </draw:line>
        <draw:line draw:style-name="gr2" draw:text-style-name="P2" draw:layer="layout" svg:x1="7.012cm" svg:y1="20.939cm" svg:x2="8.333cm" svg:y2="20.939cm">
          <text:p/>
        </draw:line>
        <draw:line draw:style-name="gr2" draw:text-style-name="P2" draw:layer="layout" svg:x1="7.012cm" svg:y1="20.44cm" svg:x2="8.638cm" svg:y2="20.44cm">
          <text:p/>
        </draw:line>
        <draw:line draw:style-name="gr2" draw:text-style-name="P2" draw:layer="layout" svg:x1="8.638cm" svg:y1="20.606cm" svg:x2="8.792cm" svg:y2="20.606cm">
          <text:p/>
        </draw:line>
        <draw:line draw:style-name="gr2" draw:text-style-name="P2" draw:layer="layout" svg:x1="8.638cm" svg:y1="20.274cm" svg:x2="8.773cm" svg:y2="20.274cm">
          <text:p/>
        </draw:line>
        <draw:line draw:style-name="gr2" draw:text-style-name="P2" draw:layer="layout" svg:x1="6.098cm" svg:y1="19.609cm" svg:x2="7.347cm" svg:y2="19.609cm">
          <text:p/>
        </draw:line>
        <draw:line draw:style-name="gr2" draw:text-style-name="P2" draw:layer="layout" svg:x1="7.347cm" svg:y1="19.941cm" svg:x2="7.529cm" svg:y2="19.941cm">
          <text:p/>
        </draw:line>
        <draw:line draw:style-name="gr2" draw:text-style-name="P2" draw:layer="layout" svg:x1="7.347cm" svg:y1="19.276cm" svg:x2="7.851cm" svg:y2="19.276cm">
          <text:p/>
        </draw:line>
        <draw:line draw:style-name="gr2" draw:text-style-name="P2" draw:layer="layout" svg:x1="7.851cm" svg:y1="19.609cm" svg:x2="7.917cm" svg:y2="19.609cm">
          <text:p/>
        </draw:line>
        <draw:line draw:style-name="gr2" draw:text-style-name="P2" draw:layer="layout" svg:x1="7.851cm" svg:y1="19.276cm" svg:x2="7.896cm" svg:y2="19.276cm">
          <text:p/>
        </draw:line>
        <draw:line draw:style-name="gr2" draw:text-style-name="P2" draw:layer="layout" svg:x1="7.851cm" svg:y1="18.944cm" svg:x2="7.973cm" svg:y2="18.944cm">
          <text:p/>
        </draw:line>
        <draw:line draw:style-name="gr2" draw:text-style-name="P2" draw:layer="layout" svg:x1="3.937cm" svg:y1="16.043cm" svg:x2="4.903cm" svg:y2="16.043cm">
          <text:p/>
        </draw:line>
        <draw:line draw:style-name="gr2" draw:text-style-name="P2" draw:layer="layout" svg:x1="4.903cm" svg:y1="18.32cm" svg:x2="9.258cm" svg:y2="18.32cm">
          <text:p/>
        </draw:line>
        <draw:line draw:style-name="gr2" draw:text-style-name="P2" draw:layer="layout" svg:x1="9.258cm" svg:y1="18.611cm" svg:x2="12.481cm" svg:y2="18.611cm">
          <text:p/>
        </draw:line>
        <draw:line draw:style-name="gr2" draw:text-style-name="P2" draw:layer="layout" svg:x1="9.258cm" svg:y1="18.029cm" svg:x2="10.276cm" svg:y2="18.029cm">
          <text:p/>
        </draw:line>
        <draw:line draw:style-name="gr2" draw:text-style-name="P2" draw:layer="layout" svg:x1="10.276cm" svg:y1="18.278cm" svg:x2="10.552cm" svg:y2="18.278cm">
          <text:p/>
        </draw:line>
        <draw:line draw:style-name="gr2" draw:text-style-name="P2" draw:layer="layout" svg:x1="10.276cm" svg:y1="17.78cm" svg:x2="10.434cm" svg:y2="17.78cm">
          <text:p/>
        </draw:line>
        <draw:line draw:style-name="gr2" draw:text-style-name="P2" draw:layer="layout" svg:x1="10.434cm" svg:y1="17.946cm" svg:x2="11.473cm" svg:y2="17.946cm">
          <text:p/>
        </draw:line>
        <draw:line draw:style-name="gr2" draw:text-style-name="P2" draw:layer="layout" svg:x1="10.434cm" svg:y1="17.613cm" svg:x2="10.874cm" svg:y2="17.613cm">
          <text:p/>
        </draw:line>
        <draw:line draw:style-name="gr2" draw:text-style-name="P2" draw:layer="layout" svg:x1="4.903cm" svg:y1="13.765cm" svg:x2="5.62cm" svg:y2="13.765cm">
          <text:p/>
        </draw:line>
        <draw:line draw:style-name="gr2" draw:text-style-name="P2" draw:layer="layout" svg:x1="5.62cm" svg:y1="16.621cm" svg:x2="7.05cm" svg:y2="16.621cm">
          <text:p/>
        </draw:line>
        <draw:line draw:style-name="gr2" draw:text-style-name="P2" draw:layer="layout" svg:x1="7.05cm" svg:y1="17.281cm" svg:x2="8.016cm" svg:y2="17.281cm">
          <text:p/>
        </draw:line>
        <draw:line draw:style-name="gr2" draw:text-style-name="P2" draw:layer="layout" svg:x1="7.05cm" svg:y1="15.961cm" svg:x2="8.282cm" svg:y2="15.961cm">
          <text:p/>
        </draw:line>
        <draw:line draw:style-name="gr2" draw:text-style-name="P2" draw:layer="layout" svg:x1="8.282cm" svg:y1="16.782cm" svg:x2="8.797cm" svg:y2="16.782cm">
          <text:p/>
        </draw:line>
        <draw:line draw:style-name="gr2" draw:text-style-name="P2" draw:layer="layout" svg:x1="8.797cm" svg:y1="16.948cm" svg:x2="9.35cm" svg:y2="16.948cm">
          <text:p/>
        </draw:line>
        <draw:line draw:style-name="gr2" draw:text-style-name="P2" draw:layer="layout" svg:x1="8.797cm" svg:y1="16.615cm" svg:x2="9.375cm" svg:y2="16.615cm">
          <text:p/>
        </draw:line>
        <draw:line draw:style-name="gr2" draw:text-style-name="P2" draw:layer="layout" svg:x1="8.282cm" svg:y1="15.14cm" svg:x2="9.138cm" svg:y2="15.14cm">
          <text:p/>
        </draw:line>
        <draw:line draw:style-name="gr2" draw:text-style-name="P2" draw:layer="layout" svg:x1="9.138cm" svg:y1="15.992cm" svg:x2="9.257cm" svg:y2="15.992cm">
          <text:p/>
        </draw:line>
        <draw:line draw:style-name="gr2" draw:text-style-name="P2" draw:layer="layout" svg:x1="9.257cm" svg:y1="16.283cm" svg:x2="10.744cm" svg:y2="16.283cm">
          <text:p/>
        </draw:line>
        <draw:line draw:style-name="gr2" draw:text-style-name="P2" draw:layer="layout" svg:x1="9.257cm" svg:y1="15.701cm" svg:x2="9.4cm" svg:y2="15.701cm">
          <text:p/>
        </draw:line>
        <draw:line draw:style-name="gr2" draw:text-style-name="P2" draw:layer="layout" svg:x1="9.4cm" svg:y1="15.95cm" svg:x2="9.703cm" svg:y2="15.95cm">
          <text:p/>
        </draw:line>
        <draw:line draw:style-name="gr2" draw:text-style-name="P2" draw:layer="layout" svg:x1="9.4cm" svg:y1="15.452cm" svg:x2="9.491cm" svg:y2="15.452cm">
          <text:p/>
        </draw:line>
        <draw:line draw:style-name="gr2" draw:text-style-name="P2" draw:layer="layout" svg:x1="9.491cm" svg:y1="15.618cm" svg:x2="9.958cm" svg:y2="15.618cm">
          <text:p/>
        </draw:line>
        <draw:line draw:style-name="gr2" draw:text-style-name="P2" draw:layer="layout" svg:x1="9.491cm" svg:y1="15.285cm" svg:x2="10.022cm" svg:y2="15.285cm">
          <text:p/>
        </draw:line>
        <draw:line draw:style-name="gr2" draw:text-style-name="P2" draw:layer="layout" svg:x1="9.138cm" svg:y1="14.287cm" svg:x2="9.278cm" svg:y2="14.287cm">
          <text:p/>
        </draw:line>
        <draw:line draw:style-name="gr2" draw:text-style-name="P2" draw:layer="layout" svg:x1="9.278cm" svg:y1="14.953cm" svg:x2="9.401cm" svg:y2="14.953cm">
          <text:p/>
        </draw:line>
        <draw:line draw:style-name="gr2" draw:text-style-name="P2" draw:layer="layout" svg:x1="9.278cm" svg:y1="14.62cm" svg:x2="9.398cm" svg:y2="14.62cm">
          <text:p/>
        </draw:line>
        <draw:line draw:style-name="gr2" draw:text-style-name="P2" draw:layer="layout" svg:x1="9.278cm" svg:y1="14.287cm" svg:x2="9.322cm" svg:y2="14.287cm">
          <text:p/>
        </draw:line>
        <draw:line draw:style-name="gr2" draw:text-style-name="P2" draw:layer="layout" svg:x1="9.278cm" svg:y1="13.955cm" svg:x2="9.396cm" svg:y2="13.955cm">
          <text:p/>
        </draw:line>
        <draw:line draw:style-name="gr2" draw:text-style-name="P2" draw:layer="layout" svg:x1="9.278cm" svg:y1="13.622cm" svg:x2="9.309cm" svg:y2="13.622cm">
          <text:p/>
        </draw:line>
        <draw:line draw:style-name="gr2" draw:text-style-name="P2" draw:layer="layout" svg:x1="5.62cm" svg:y1="10.91cm" svg:x2="6.474cm" svg:y2="10.91cm">
          <text:p/>
        </draw:line>
        <draw:line draw:style-name="gr2" draw:text-style-name="P2" draw:layer="layout" svg:x1="6.474cm" svg:y1="12.749cm" svg:x2="7.545cm" svg:y2="12.749cm">
          <text:p/>
        </draw:line>
        <draw:line draw:style-name="gr2" draw:text-style-name="P2" draw:layer="layout" svg:x1="7.545cm" svg:y1="13.123cm" svg:x2="8.065cm" svg:y2="13.123cm">
          <text:p/>
        </draw:line>
        <draw:line draw:style-name="gr2" draw:text-style-name="P2" draw:layer="layout" svg:x1="8.065cm" svg:y1="13.29cm" svg:x2="8.106cm" svg:y2="13.29cm">
          <text:p/>
        </draw:line>
        <draw:line draw:style-name="gr2" draw:text-style-name="P2" draw:layer="layout" svg:x1="8.065cm" svg:y1="12.957cm" svg:x2="8.165cm" svg:y2="12.957cm">
          <text:p/>
        </draw:line>
        <draw:line draw:style-name="gr2" draw:text-style-name="P2" draw:layer="layout" svg:x1="7.545cm" svg:y1="12.375cm" svg:x2="8.574cm" svg:y2="12.375cm">
          <text:p/>
        </draw:line>
        <draw:line draw:style-name="gr2" draw:text-style-name="P2" draw:layer="layout" svg:x1="8.574cm" svg:y1="12.624cm" svg:x2="8.849cm" svg:y2="12.624cm">
          <text:p/>
        </draw:line>
        <draw:line draw:style-name="gr2" draw:text-style-name="P2" draw:layer="layout" svg:x1="8.574cm" svg:y1="12.126cm" svg:x2="8.85cm" svg:y2="12.126cm">
          <text:p/>
        </draw:line>
        <draw:line draw:style-name="gr2" draw:text-style-name="P2" draw:layer="layout" svg:x1="8.85cm" svg:y1="12.292cm" svg:x2="8.884cm" svg:y2="12.292cm">
          <text:p/>
        </draw:line>
        <draw:line draw:style-name="gr2" draw:text-style-name="P2" draw:layer="layout" svg:x1="8.85cm" svg:y1="11.959cm" svg:x2="9.009cm" svg:y2="11.959cm">
          <text:p/>
        </draw:line>
        <draw:line draw:style-name="gr2" draw:text-style-name="P2" draw:layer="layout" svg:x1="6.474cm" svg:y1="9.07cm" svg:x2="8.115cm" svg:y2="9.07cm">
          <text:p/>
        </draw:line>
        <draw:line draw:style-name="gr2" draw:text-style-name="P2" draw:layer="layout" svg:x1="8.115cm" svg:y1="11.228cm" svg:x2="8.942cm" svg:y2="11.228cm">
          <text:p/>
        </draw:line>
        <draw:line draw:style-name="gr2" draw:text-style-name="P2" draw:layer="layout" svg:x1="8.942cm" svg:y1="11.627cm" svg:x2="11.541cm" svg:y2="11.627cm">
          <text:p/>
        </draw:line>
        <draw:line draw:style-name="gr2" draw:text-style-name="P2" draw:layer="layout" svg:x1="8.942cm" svg:y1="10.83cm" svg:x2="10.277cm" svg:y2="10.83cm">
          <text:p/>
        </draw:line>
        <draw:line draw:style-name="gr2" draw:text-style-name="P2" draw:layer="layout" svg:x1="10.277cm" svg:y1="11.294cm" svg:x2="10.763cm" svg:y2="11.294cm">
          <text:p/>
        </draw:line>
        <draw:line draw:style-name="gr2" draw:text-style-name="P2" draw:layer="layout" svg:x1="10.277cm" svg:y1="10.366cm" svg:x2="10.582cm" svg:y2="10.366cm">
          <text:p/>
        </draw:line>
        <draw:line draw:style-name="gr2" draw:text-style-name="P2" draw:layer="layout" svg:x1="10.582cm" svg:y1="10.961cm" svg:x2="10.784cm" svg:y2="10.961cm">
          <text:p/>
        </draw:line>
        <draw:line draw:style-name="gr2" draw:text-style-name="P2" draw:layer="layout" svg:x1="10.582cm" svg:y1="9.77cm" svg:x2="10.702cm" svg:y2="9.77cm">
          <text:p/>
        </draw:line>
        <draw:line draw:style-name="gr2" draw:text-style-name="P2" draw:layer="layout" svg:x1="10.702cm" svg:y1="10.629cm" svg:x2="10.841cm" svg:y2="10.629cm">
          <text:p/>
        </draw:line>
        <draw:line draw:style-name="gr2" draw:text-style-name="P2" draw:layer="layout" svg:x1="10.702cm" svg:y1="10.296cm" svg:x2="10.835cm" svg:y2="10.296cm">
          <text:p/>
        </draw:line>
        <draw:line draw:style-name="gr2" draw:text-style-name="P2" draw:layer="layout" svg:x1="10.702cm" svg:y1="9.964cm" svg:x2="11.118cm" svg:y2="9.964cm">
          <text:p/>
        </draw:line>
        <draw:line draw:style-name="gr2" draw:text-style-name="P2" draw:layer="layout" svg:x1="10.702cm" svg:y1="9.631cm" svg:x2="10.745cm" svg:y2="9.631cm">
          <text:p/>
        </draw:line>
        <draw:line draw:style-name="gr2" draw:text-style-name="P2" draw:layer="layout" svg:x1="10.702cm" svg:y1="9.299cm" svg:x2="10.876cm" svg:y2="9.299cm">
          <text:p/>
        </draw:line>
        <draw:line draw:style-name="gr2" draw:text-style-name="P2" draw:layer="layout" svg:x1="10.702cm" svg:y1="8.8cm" svg:x2="10.835cm" svg:y2="8.8cm">
          <text:p/>
        </draw:line>
        <draw:line draw:style-name="gr2" draw:text-style-name="P2" draw:layer="layout" svg:x1="10.835cm" svg:y1="8.966cm" svg:x2="11.135cm" svg:y2="8.966cm">
          <text:p/>
        </draw:line>
        <draw:line draw:style-name="gr2" draw:text-style-name="P2" draw:layer="layout" svg:x1="10.835cm" svg:y1="8.633cm" svg:x2="10.965cm" svg:y2="8.633cm">
          <text:p/>
        </draw:line>
        <draw:line draw:style-name="gr2" draw:text-style-name="P2" draw:layer="layout" svg:x1="8.115cm" svg:y1="6.913cm" svg:x2="8.773cm" svg:y2="6.913cm">
          <text:p/>
        </draw:line>
        <draw:line draw:style-name="gr2" draw:text-style-name="P2" draw:layer="layout" svg:x1="8.773cm" svg:y1="7.76cm" svg:x2="9.282cm" svg:y2="7.76cm">
          <text:p/>
        </draw:line>
        <draw:line draw:style-name="gr2" draw:text-style-name="P2" draw:layer="layout" svg:x1="9.282cm" svg:y1="8.135cm" svg:x2="9.629cm" svg:y2="8.135cm">
          <text:p/>
        </draw:line>
        <draw:line draw:style-name="gr2" draw:text-style-name="P2" draw:layer="layout" svg:x1="9.629cm" svg:y1="8.301cm" svg:x2="9.674cm" svg:y2="8.301cm">
          <text:p/>
        </draw:line>
        <draw:line draw:style-name="gr2" draw:text-style-name="P2" draw:layer="layout" svg:x1="9.629cm" svg:y1="7.968cm" svg:x2="9.789cm" svg:y2="7.968cm">
          <text:p/>
        </draw:line>
        <draw:line draw:style-name="gr2" draw:text-style-name="P2" draw:layer="layout" svg:x1="9.282cm" svg:y1="7.386cm" svg:x2="9.581cm" svg:y2="7.386cm">
          <text:p/>
        </draw:line>
        <draw:line draw:style-name="gr2" draw:text-style-name="P2" draw:layer="layout" svg:x1="9.581cm" svg:y1="7.636cm" svg:x2="9.964cm" svg:y2="7.636cm">
          <text:p/>
        </draw:line>
        <draw:line draw:style-name="gr2" draw:text-style-name="P2" draw:layer="layout" svg:x1="9.581cm" svg:y1="7.137cm" svg:x2="9.94cm" svg:y2="7.137cm">
          <text:p/>
        </draw:line>
        <draw:line draw:style-name="gr2" draw:text-style-name="P2" draw:layer="layout" svg:x1="9.94cm" svg:y1="7.303cm" svg:x2="10.018cm" svg:y2="7.303cm">
          <text:p/>
        </draw:line>
        <draw:line draw:style-name="gr2" draw:text-style-name="P2" draw:layer="layout" svg:x1="9.94cm" svg:y1="6.97cm" svg:x2="9.973cm" svg:y2="6.97cm">
          <text:p/>
        </draw:line>
        <draw:line draw:style-name="gr2" draw:text-style-name="P2" draw:layer="layout" svg:x1="8.773cm" svg:y1="6.066cm" svg:x2="9.447cm" svg:y2="6.066cm">
          <text:p/>
        </draw:line>
        <draw:line draw:style-name="gr2" draw:text-style-name="P2" draw:layer="layout" svg:x1="9.447cm" svg:y1="6.638cm" svg:x2="9.608cm" svg:y2="6.638cm">
          <text:p/>
        </draw:line>
        <draw:line draw:style-name="gr2" draw:text-style-name="P2" draw:layer="layout" svg:x1="9.447cm" svg:y1="5.493cm" svg:x2="10.458cm" svg:y2="5.493cm">
          <text:p/>
        </draw:line>
        <draw:line draw:style-name="gr2" draw:text-style-name="P2" draw:layer="layout" svg:x1="10.458cm" svg:y1="6.305cm" svg:x2="11.706cm" svg:y2="6.305cm">
          <text:p/>
        </draw:line>
        <draw:line draw:style-name="gr2" draw:text-style-name="P2" draw:layer="layout" svg:x1="10.458cm" svg:y1="4.681cm" svg:x2="11.063cm" svg:y2="4.681cm">
          <text:p/>
        </draw:line>
        <draw:line draw:style-name="gr2" draw:text-style-name="P2" draw:layer="layout" svg:x1="11.063cm" svg:y1="5.973cm" svg:x2="11.298cm" svg:y2="5.973cm">
          <text:p/>
        </draw:line>
        <draw:line draw:style-name="gr2" draw:text-style-name="P2" draw:layer="layout" svg:x1="11.063cm" svg:y1="5.64cm" svg:x2="11.108cm" svg:y2="5.64cm">
          <text:p/>
        </draw:line>
        <draw:line draw:style-name="gr2" draw:text-style-name="P2" draw:layer="layout" svg:x1="11.063cm" svg:y1="5.307cm" svg:x2="11.189cm" svg:y2="5.307cm">
          <text:p/>
        </draw:line>
        <draw:line draw:style-name="gr2" draw:text-style-name="P2" draw:layer="layout" svg:x1="11.063cm" svg:y1="4.975cm" svg:x2="11.745cm" svg:y2="4.975cm">
          <text:p/>
        </draw:line>
        <draw:line draw:style-name="gr2" draw:text-style-name="P2" draw:layer="layout" svg:x1="11.063cm" svg:y1="4.642cm" svg:x2="11.115cm" svg:y2="4.642cm">
          <text:p/>
        </draw:line>
        <draw:line draw:style-name="gr2" draw:text-style-name="P2" draw:layer="layout" svg:x1="11.063cm" svg:y1="4.31cm" svg:x2="11.096cm" svg:y2="4.31cm">
          <text:p/>
        </draw:line>
        <draw:line draw:style-name="gr2" draw:text-style-name="P2" draw:layer="layout" svg:x1="11.063cm" svg:y1="3.977cm" svg:x2="11.192cm" svg:y2="3.977cm">
          <text:p/>
        </draw:line>
        <draw:line draw:style-name="gr2" draw:text-style-name="P2" draw:layer="layout" svg:x1="11.063cm" svg:y1="2.623cm" svg:x2="11.175cm" svg:y2="2.623cm">
          <text:p/>
        </draw:line>
        <draw:line draw:style-name="gr2" draw:text-style-name="P2" draw:layer="layout" svg:x1="11.175cm" svg:y1="3.645cm" svg:x2="12.173cm" svg:y2="3.645cm">
          <text:p/>
        </draw:line>
        <draw:line draw:style-name="gr2" draw:text-style-name="P2" draw:layer="layout" svg:x1="11.175cm" svg:y1="3.312cm" svg:x2="11.21cm" svg:y2="3.312cm">
          <text:p/>
        </draw:line>
        <draw:line draw:style-name="gr2" draw:text-style-name="P2" draw:layer="layout" svg:x1="11.175cm" svg:y1="2.979cm" svg:x2="11.345cm" svg:y2="2.979cm">
          <text:p/>
        </draw:line>
        <draw:line draw:style-name="gr2" draw:text-style-name="P2" draw:layer="layout" svg:x1="11.175cm" svg:y1="2.647cm" svg:x2="11.772cm" svg:y2="2.647cm">
          <text:p/>
        </draw:line>
        <draw:line draw:style-name="gr2" draw:text-style-name="P2" draw:layer="layout" svg:x1="11.175cm" svg:y1="2.314cm" svg:x2="11.629cm" svg:y2="2.314cm">
          <text:p/>
        </draw:line>
        <draw:line draw:style-name="gr2" draw:text-style-name="P2" draw:layer="layout" svg:x1="11.175cm" svg:y1="1.982cm" svg:x2="11.301cm" svg:y2="1.982cm">
          <text:p/>
        </draw:line>
        <draw:line draw:style-name="gr2" draw:text-style-name="P2" draw:layer="layout" svg:x1="11.175cm" svg:y1="1.483cm" svg:x2="11.562cm" svg:y2="1.483cm">
          <text:p/>
        </draw:line>
        <draw:line draw:style-name="gr2" draw:text-style-name="P2" draw:layer="layout" svg:x1="11.562cm" svg:y1="1.649cm" svg:x2="11.747cm" svg:y2="1.649cm">
          <text:p/>
        </draw:line>
        <draw:line draw:style-name="gr2" draw:text-style-name="P2" draw:layer="layout" svg:x1="11.562cm" svg:y1="1.316cm" svg:x2="12.758cm" svg:y2="1.316cm">
          <text:p/>
        </draw:line>
        <draw:line draw:style-name="gr2" draw:text-style-name="P2" draw:layer="layout" svg:x1="0.799cm" svg:y1="34.243cm" svg:x2="0.799cm" svg:y2="31.386cm">
          <text:p/>
        </draw:line>
        <draw:line draw:style-name="gr2" draw:text-style-name="P2" draw:layer="layout" svg:x1="8.548cm" svg:y1="25.263cm" svg:x2="8.548cm" svg:y2="24.93cm">
          <text:p/>
        </draw:line>
        <draw:line draw:style-name="gr2" draw:text-style-name="P2" draw:layer="layout" svg:x1="8.464cm" svg:y1="25.928cm" svg:x2="8.464cm" svg:y2="25.096cm">
          <text:p/>
        </draw:line>
        <draw:line draw:style-name="gr2" draw:text-style-name="P2" draw:layer="layout" svg:x1="8.38cm" svg:y1="26.26cm" svg:x2="8.38cm" svg:y2="24.21cm">
          <text:p/>
        </draw:line>
        <draw:line draw:style-name="gr2" draw:text-style-name="P2" draw:layer="layout" svg:x1="8.284cm" svg:y1="26.593cm" svg:x2="8.284cm" svg:y2="25.337cm">
          <text:p/>
        </draw:line>
        <draw:line draw:style-name="gr2" draw:text-style-name="P2" draw:layer="layout" svg:x1="7.805cm" svg:y1="26.926cm" svg:x2="7.805cm" svg:y2="25.965cm">
          <text:p/>
        </draw:line>
        <draw:line draw:style-name="gr2" draw:text-style-name="P2" draw:layer="layout" svg:x1="7.538cm" svg:y1="27.591cm" svg:x2="7.538cm" svg:y2="26.445cm">
          <text:p/>
        </draw:line>
        <draw:line draw:style-name="gr2" draw:text-style-name="P2" draw:layer="layout" svg:x1="7.32cm" svg:y1="30.252cm" svg:x2="7.32cm" svg:y2="27.018cm">
          <text:p/>
        </draw:line>
        <draw:line draw:style-name="gr2" draw:text-style-name="P2" draw:layer="layout" svg:x1="4.883cm" svg:y1="31.374cm" svg:x2="4.883cm" svg:y2="29.103cm">
          <text:p/>
        </draw:line>
        <draw:line draw:style-name="gr2" draw:text-style-name="P2" draw:layer="layout" svg:x1="6.393cm" svg:y1="31.748cm" svg:x2="6.393cm" svg:y2="31cm">
          <text:p/>
        </draw:line>
        <draw:line draw:style-name="gr2" draw:text-style-name="P2" draw:layer="layout" svg:x1="7.056cm" svg:y1="31.914cm" svg:x2="7.056cm" svg:y2="31.582cm">
          <text:p/>
        </draw:line>
        <draw:line draw:style-name="gr2" draw:text-style-name="P2" draw:layer="layout" svg:x1="7.158cm" svg:y1="31.249cm" svg:x2="7.158cm" svg:y2="30.75cm">
          <text:p/>
        </draw:line>
        <draw:line draw:style-name="gr2" draw:text-style-name="P2" draw:layer="layout" svg:x1="8.015cm" svg:y1="30.917cm" svg:x2="8.015cm" svg:y2="30.584cm">
          <text:p/>
        </draw:line>
        <draw:line draw:style-name="gr2" draw:text-style-name="P2" draw:layer="layout" svg:x1="3.44cm" svg:y1="30.238cm" svg:x2="3.44cm" svg:y2="18.777cm">
          <text:p/>
        </draw:line>
        <draw:line draw:style-name="gr2" draw:text-style-name="P2" draw:layer="layout" svg:x1="3.937cm" svg:y1="21.511cm" svg:x2="3.937cm" svg:y2="16.043cm">
          <text:p/>
        </draw:line>
        <draw:line draw:style-name="gr2" draw:text-style-name="P2" draw:layer="layout" svg:x1="4.903cm" svg:y1="18.32cm" svg:x2="4.903cm" svg:y2="13.765cm">
          <text:p/>
        </draw:line>
        <draw:line draw:style-name="gr2" draw:text-style-name="P2" draw:layer="layout" svg:x1="5.62cm" svg:y1="16.621cm" svg:x2="5.62cm" svg:y2="10.91cm">
          <text:p/>
        </draw:line>
        <draw:line draw:style-name="gr2" draw:text-style-name="P2" draw:layer="layout" svg:x1="6.474cm" svg:y1="12.749cm" svg:x2="6.474cm" svg:y2="9.07cm">
          <text:p/>
        </draw:line>
        <draw:line draw:style-name="gr2" draw:text-style-name="P2" draw:layer="layout" svg:x1="8.115cm" svg:y1="11.228cm" svg:x2="8.115cm" svg:y2="6.913cm">
          <text:p/>
        </draw:line>
        <draw:line draw:style-name="gr2" draw:text-style-name="P2" draw:layer="layout" svg:x1="8.773cm" svg:y1="7.76cm" svg:x2="8.773cm" svg:y2="6.066cm">
          <text:p/>
        </draw:line>
        <draw:line draw:style-name="gr2" draw:text-style-name="P2" draw:layer="layout" svg:x1="9.282cm" svg:y1="8.135cm" svg:x2="9.282cm" svg:y2="7.386cm">
          <text:p/>
        </draw:line>
        <draw:line draw:style-name="gr2" draw:text-style-name="P2" draw:layer="layout" svg:x1="9.581cm" svg:y1="7.636cm" svg:x2="9.581cm" svg:y2="7.137cm">
          <text:p/>
        </draw:line>
        <draw:line draw:style-name="gr2" draw:text-style-name="P2" draw:layer="layout" svg:x1="9.94cm" svg:y1="7.303cm" svg:x2="9.94cm" svg:y2="6.97cm">
          <text:p/>
        </draw:line>
        <draw:line draw:style-name="gr2" draw:text-style-name="P2" draw:layer="layout" svg:x1="9.629cm" svg:y1="8.301cm" svg:x2="9.629cm" svg:y2="7.968cm">
          <text:p/>
        </draw:line>
        <draw:line draw:style-name="gr2" draw:text-style-name="P2" draw:layer="layout" svg:x1="9.447cm" svg:y1="6.638cm" svg:x2="9.447cm" svg:y2="5.493cm">
          <text:p/>
        </draw:line>
        <draw:line draw:style-name="gr2" draw:text-style-name="P2" draw:layer="layout" svg:x1="10.458cm" svg:y1="6.305cm" svg:x2="10.458cm" svg:y2="4.681cm">
          <text:p/>
        </draw:line>
        <draw:line draw:style-name="gr2" draw:text-style-name="P2" draw:layer="layout" svg:x1="11.063cm" svg:y1="5.973cm" svg:x2="11.063cm" svg:y2="2.623cm">
          <text:p/>
        </draw:line>
        <draw:line draw:style-name="gr2" draw:text-style-name="P2" draw:layer="layout" svg:x1="11.175cm" svg:y1="3.645cm" svg:x2="11.175cm" svg:y2="1.483cm">
          <text:p/>
        </draw:line>
        <draw:line draw:style-name="gr2" draw:text-style-name="P2" draw:layer="layout" svg:x1="11.562cm" svg:y1="1.649cm" svg:x2="11.562cm" svg:y2="1.316cm">
          <text:p/>
        </draw:line>
        <draw:line draw:style-name="gr2" draw:text-style-name="P2" draw:layer="layout" svg:x1="8.942cm" svg:y1="11.627cm" svg:x2="8.942cm" svg:y2="10.83cm">
          <text:p/>
        </draw:line>
        <draw:line draw:style-name="gr2" draw:text-style-name="P2" draw:layer="layout" svg:x1="10.277cm" svg:y1="11.294cm" svg:x2="10.277cm" svg:y2="10.366cm">
          <text:p/>
        </draw:line>
        <draw:line draw:style-name="gr2" draw:text-style-name="P2" draw:layer="layout" svg:x1="10.582cm" svg:y1="10.961cm" svg:x2="10.582cm" svg:y2="9.77cm">
          <text:p/>
        </draw:line>
        <draw:line draw:style-name="gr2" draw:text-style-name="P2" draw:layer="layout" svg:x1="10.702cm" svg:y1="10.629cm" svg:x2="10.702cm" svg:y2="8.8cm">
          <text:p/>
        </draw:line>
        <draw:line draw:style-name="gr2" draw:text-style-name="P2" draw:layer="layout" svg:x1="10.835cm" svg:y1="8.966cm" svg:x2="10.835cm" svg:y2="8.633cm">
          <text:p/>
        </draw:line>
        <draw:line draw:style-name="gr2" draw:text-style-name="P2" draw:layer="layout" svg:x1="7.545cm" svg:y1="13.123cm" svg:x2="7.545cm" svg:y2="12.375cm">
          <text:p/>
        </draw:line>
        <draw:line draw:style-name="gr2" draw:text-style-name="P2" draw:layer="layout" svg:x1="8.574cm" svg:y1="12.624cm" svg:x2="8.574cm" svg:y2="12.126cm">
          <text:p/>
        </draw:line>
        <draw:line draw:style-name="gr2" draw:text-style-name="P2" draw:layer="layout" svg:x1="8.85cm" svg:y1="12.292cm" svg:x2="8.85cm" svg:y2="11.959cm">
          <text:p/>
        </draw:line>
        <draw:line draw:style-name="gr2" draw:text-style-name="P2" draw:layer="layout" svg:x1="8.065cm" svg:y1="13.29cm" svg:x2="8.065cm" svg:y2="12.957cm">
          <text:p/>
        </draw:line>
        <draw:line draw:style-name="gr2" draw:text-style-name="P2" draw:layer="layout" svg:x1="7.05cm" svg:y1="17.281cm" svg:x2="7.05cm" svg:y2="15.961cm">
          <text:p/>
        </draw:line>
        <draw:line draw:style-name="gr2" draw:text-style-name="P2" draw:layer="layout" svg:x1="8.282cm" svg:y1="16.782cm" svg:x2="8.282cm" svg:y2="15.14cm">
          <text:p/>
        </draw:line>
        <draw:line draw:style-name="gr2" draw:text-style-name="P2" draw:layer="layout" svg:x1="9.138cm" svg:y1="15.992cm" svg:x2="9.138cm" svg:y2="14.287cm">
          <text:p/>
        </draw:line>
        <draw:line draw:style-name="gr2" draw:text-style-name="P2" draw:layer="layout" svg:x1="9.257cm" svg:y1="16.283cm" svg:x2="9.257cm" svg:y2="15.701cm">
          <text:p/>
        </draw:line>
        <draw:line draw:style-name="gr2" draw:text-style-name="P2" draw:layer="layout" svg:x1="9.4cm" svg:y1="15.95cm" svg:x2="9.4cm" svg:y2="15.452cm">
          <text:p/>
        </draw:line>
        <draw:line draw:style-name="gr2" draw:text-style-name="P2" draw:layer="layout" svg:x1="9.491cm" svg:y1="15.618cm" svg:x2="9.491cm" svg:y2="15.285cm">
          <text:p/>
        </draw:line>
        <draw:line draw:style-name="gr2" draw:text-style-name="P2" draw:layer="layout" svg:x1="9.278cm" svg:y1="14.953cm" svg:x2="9.278cm" svg:y2="13.622cm">
          <text:p/>
        </draw:line>
        <draw:line draw:style-name="gr2" draw:text-style-name="P2" draw:layer="layout" svg:x1="8.797cm" svg:y1="16.948cm" svg:x2="8.797cm" svg:y2="16.615cm">
          <text:p/>
        </draw:line>
        <draw:line draw:style-name="gr2" draw:text-style-name="P2" draw:layer="layout" svg:x1="9.258cm" svg:y1="18.611cm" svg:x2="9.258cm" svg:y2="18.029cm">
          <text:p/>
        </draw:line>
        <draw:line draw:style-name="gr2" draw:text-style-name="P2" draw:layer="layout" svg:x1="10.276cm" svg:y1="18.278cm" svg:x2="10.276cm" svg:y2="17.78cm">
          <text:p/>
        </draw:line>
        <draw:line draw:style-name="gr2" draw:text-style-name="P2" draw:layer="layout" svg:x1="10.434cm" svg:y1="17.946cm" svg:x2="10.434cm" svg:y2="17.613cm">
          <text:p/>
        </draw:line>
        <draw:line draw:style-name="gr2" draw:text-style-name="P2" draw:layer="layout" svg:x1="4.32cm" svg:y1="22.311cm" svg:x2="4.32cm" svg:y2="20.71cm">
          <text:p/>
        </draw:line>
        <draw:line draw:style-name="gr2" draw:text-style-name="P2" draw:layer="layout" svg:x1="5.607cm" svg:y1="22.602cm" svg:x2="5.607cm" svg:y2="22.02cm">
          <text:p/>
        </draw:line>
        <draw:line draw:style-name="gr2" draw:text-style-name="P2" draw:layer="layout" svg:x1="8.482cm" svg:y1="22.269cm" svg:x2="8.482cm" svg:y2="21.77cm">
          <text:p/>
        </draw:line>
        <draw:line draw:style-name="gr2" draw:text-style-name="P2" draw:layer="layout" svg:x1="8.562cm" svg:y1="21.937cm" svg:x2="8.562cm" svg:y2="21.604cm">
          <text:p/>
        </draw:line>
        <draw:line draw:style-name="gr2" draw:text-style-name="P2" draw:layer="layout" svg:x1="5.189cm" svg:y1="21.272cm" svg:x2="5.189cm" svg:y2="20.149cm">
          <text:p/>
        </draw:line>
        <draw:line draw:style-name="gr2" draw:text-style-name="P2" draw:layer="layout" svg:x1="6.098cm" svg:y1="20.69cm" svg:x2="6.098cm" svg:y2="19.609cm">
          <text:p/>
        </draw:line>
        <draw:line draw:style-name="gr2" draw:text-style-name="P2" draw:layer="layout" svg:x1="7.347cm" svg:y1="19.941cm" svg:x2="7.347cm" svg:y2="19.276cm">
          <text:p/>
        </draw:line>
        <draw:line draw:style-name="gr2" draw:text-style-name="P2" draw:layer="layout" svg:x1="7.851cm" svg:y1="19.609cm" svg:x2="7.851cm" svg:y2="18.944cm">
          <text:p/>
        </draw:line>
        <draw:line draw:style-name="gr2" draw:text-style-name="P2" draw:layer="layout" svg:x1="7.012cm" svg:y1="20.939cm" svg:x2="7.012cm" svg:y2="20.44cm">
          <text:p/>
        </draw:line>
        <draw:line draw:style-name="gr2" draw:text-style-name="P2" draw:layer="layout" svg:x1="8.638cm" svg:y1="20.606cm" svg:x2="8.638cm" svg:y2="20.274cm">
          <text:p/>
        </draw:line>
        <draw:line draw:style-name="gr2" draw:text-style-name="P2" draw:layer="layout" svg:x1="2.45cm" svg:y1="33.217cm" svg:x2="2.45cm" svg:y2="24.507cm">
          <text:p/>
        </draw:line>
        <draw:line draw:style-name="gr2" draw:text-style-name="P2" draw:layer="layout" svg:x1="3.029cm" svg:y1="33.577cm" svg:x2="3.029cm" svg:y2="32.857cm">
          <text:p/>
        </draw:line>
        <draw:line draw:style-name="gr2" draw:text-style-name="P2" draw:layer="layout" svg:x1="7.08cm" svg:y1="33.245cm" svg:x2="7.08cm" svg:y2="32.413cm">
          <text:p/>
        </draw:line>
        <draw:line draw:style-name="gr2" draw:text-style-name="P2" draw:layer="layout" svg:x1="7.282cm" svg:y1="32.58cm" svg:x2="7.282cm" svg:y2="32.247cm">
          <text:p/>
        </draw:line>
        <draw:line draw:style-name="gr2" draw:text-style-name="P2" draw:layer="layout" svg:x1="7.402cm" svg:y1="28.921cm" svg:x2="7.402cm" svg:y2="28.256cm">
          <text:p/>
        </draw:line>
        <draw:line draw:style-name="gr2" draw:text-style-name="P2" draw:layer="layout" svg:x1="7.702cm" svg:y1="27.923cm" svg:x2="7.702cm" svg:y2="27.258cm">
          <text:p/>
        </draw:line>
        <draw:line draw:style-name="gr2" draw:text-style-name="P2" draw:layer="layout" svg:x1="8.463cm" svg:y1="24.598cm" svg:x2="8.463cm" svg:y2="23.822cm">
          <text:p/>
        </draw:line>
        <draw:line draw:style-name="gr2" draw:text-style-name="P2" draw:layer="layout" svg:x1="8.6cm" svg:y1="24.265cm" svg:x2="8.6cm" svg:y2="23.267cm">
          <text:p/>
        </draw:line>
        <draw:line draw:style-name="gr2" draw:text-style-name="P2" draw:layer="layout" svg:x1="8.683cm" svg:y1="23.6cm" svg:x2="8.683cm" svg:y2="22.935cm">
          <text:p/>
        </draw:line>
        <draw:line draw:style-name="gr2" draw:text-style-name="P2" draw:layer="layout" svg:x1="0.799cm" svg:y1="33.91cm" svg:x2="0.799cm" svg:y2="28.862cm">
          <text:p/>
        </draw:line>
        <draw:frame draw:style-name="gr3" draw:text-style-name="P4" draw:layer="layout" svg:width="7.99cm" svg:height="0.239cm" svg:x="8.788cm" svg:y="25.126cm">
          <draw:text-box>
            <text:p text:style-name="P3"><text:span text:style-name="T1">Subulicystidium perlongisporum MN207050 MN207014 ARAN:Fungi 3033195 <text:s/>Spain</text:span></text:p>
          </draw:text-box>
        </draw:frame>
        <draw:frame draw:style-name="gr3" draw:text-style-name="P4" draw:layer="layout" svg:width="6.593cm" svg:height="0.239cm" svg:x="7.481cm" svg:y="31.778cm">
          <draw:text-box>
            <text:p text:style-name="P3"><text:span text:style-name="T1">Subulicystidium perlongisporum MN207057 <text:s/>ARAN:Fungi 4160 <text:s/>Spain</text:span></text:p>
          </draw:text-box>
        </draw:frame>
        <draw:frame draw:style-name="gr3" draw:text-style-name="P4" draw:layer="layout" svg:width="8.194cm" svg:height="0.239cm" svg:x="7.36cm" svg:y="30.115cm">
          <draw:text-box>
            <text:p text:style-name="P3"><text:span text:style-name="T1">Subulicystidium perlongisporum MN207052 MN207015 PC Buyck 001899 Madagascar</text:span></text:p>
          </draw:text-box>
        </draw:frame>
        <draw:frame draw:style-name="gr3" draw:text-style-name="P4" draw:layer="layout" svg:width="6.843cm" svg:height="0.239cm" svg:x="10.018cm" svg:y="7.167cm">
          <draw:text-box>
            <text:p text:style-name="P3"><text:span text:style-name="T2">Subulicystidium longisporum MN207038 MN207016 CWU 6737 <text:s/>Ukraine</text:span></text:p>
          </draw:text-box>
        </draw:frame>
        <draw:frame draw:style-name="gr3" draw:text-style-name="P4" draw:layer="layout" svg:width="7.33cm" svg:height="0.239cm" svg:x="9.958cm" svg:y="15.482cm">
          <draw:text-box>
            <text:p text:style-name="P3"><text:span text:style-name="T3">Subulicystidium obtusisporum MH041521 MH041566 FR W213−3−I Germany</text:span></text:p>
          </draw:text-box>
        </draw:frame>
        <draw:frame draw:style-name="gr3" draw:text-style-name="P4" draw:layer="layout" svg:width="7.364cm" svg:height="0.239cm" svg:x="8.527cm" svg:y="22.134cm">
          <draw:text-box>
            <text:p text:style-name="P3"><text:span text:style-name="T4">Subulicystidium tropicum MK204530 MK204542 BJFC 022083 He 3583 China</text:span></text:p>
          </draw:text-box>
        </draw:frame>
        <draw:frame draw:style-name="gr3" draw:text-style-name="P4" draw:layer="layout" svg:width="7.482cm" svg:height="0.239cm" svg:x="12.482cm" svg:y="18.475cm">
          <draw:text-box>
            <text:p text:style-name="P3"><text:span text:style-name="T5">Subulicystidium acerosum MK204539 MK204543 BJFC 022303 He 3804 China</text:span></text:p>
          </draw:text-box>
        </draw:frame>
        <draw:frame draw:style-name="gr3" draw:text-style-name="P4" draw:layer="layout" svg:width="7.364cm" svg:height="0.239cm" svg:x="8.743cm" svg:y="21.801cm">
          <draw:text-box>
            <text:p text:style-name="P3"><text:span text:style-name="T4">Subulicystidium tropicum MK204531 MK204544 BJFC 022470 He 3968 China</text:span></text:p>
          </draw:text-box>
        </draw:frame>
        <draw:frame draw:style-name="gr3" draw:text-style-name="P4" draw:layer="layout" svg:width="6.204cm" svg:height="0.239cm" svg:x="7.505cm" svg:y="28.785cm">
          <draw:text-box>
            <text:p text:style-name="P3"><text:span text:style-name="T1">Subulicystidium perlongisporum <text:s/>MN207017 GB Hjm 16340 Brazil</text:span></text:p>
          </draw:text-box>
        </draw:frame>
        <draw:frame draw:style-name="gr3" draw:text-style-name="P4" draw:layer="layout" svg:width="6.771cm" svg:height="0.239cm" svg:x="11.298cm" svg:y="5.837cm">
          <draw:text-box>
            <text:p text:style-name="P3"><text:span text:style-name="T6">Subulicystidium meridense MH041538 MH041604 GB Hjm 16400 Brazil</text:span></text:p>
          </draw:text-box>
        </draw:frame>
        <draw:frame draw:style-name="gr3" draw:text-style-name="P4" draw:layer="layout" svg:width="7.245cm" svg:height="0.239cm" svg:x="7.438cm" svg:y="28.452cm">
          <draw:text-box>
            <text:p text:style-name="P3"><text:span text:style-name="T1">Subulicystidium perlongisporum MN207053 MN207018 GB Hjm 16465 Brazil</text:span></text:p>
          </draw:text-box>
        </draw:frame>
        <draw:frame draw:style-name="gr3" draw:text-style-name="P4" draw:layer="layout" svg:width="7.326cm" svg:height="0.239cm" svg:x="12.173cm" svg:y="3.509cm">
          <draw:text-box>
            <text:p text:style-name="P3"><text:span text:style-name="T7">Subulicystidium brachysporum B MH041545 MH041596 GB Hjm 16573 Brazil</text:span></text:p>
          </draw:text-box>
        </draw:frame>
        <draw:frame draw:style-name="gr3" draw:text-style-name="P4" draw:layer="layout" svg:width="7.444cm" svg:height="0.239cm" svg:x="8.499cm" svg:y="24.461cm">
          <draw:text-box>
            <text:p text:style-name="P3"><text:span text:style-name="T1">Subulicystidium perlongisporum MN207047 MN207019 KAS GEL 3388 Taiwan</text:span></text:p>
          </draw:text-box>
        </draw:frame>
        <draw:frame draw:style-name="gr3" draw:text-style-name="P4" draw:layer="layout" svg:width="7.444cm" svg:height="0.239cm" svg:x="8.489cm" svg:y="26.124cm">
          <draw:text-box>
            <text:p text:style-name="P3"><text:span text:style-name="T1">Subulicystidium perlongisporum MN207048 MN207020 KAS GEL 3392 Taiwan</text:span></text:p>
          </draw:text-box>
        </draw:frame>
        <draw:frame draw:style-name="gr3" draw:text-style-name="P4" draw:layer="layout" svg:width="5.929cm" svg:height="0.239cm" svg:x="11.707cm" svg:y="6.17cm">
          <draw:text-box>
            <text:p text:style-name="P3"><text:span text:style-name="T6">Subulicystidium meridense MH041548 <text:s/>KAS GEL 3520 Taiwan</text:span></text:p>
          </draw:text-box>
        </draw:frame>
        <draw:frame draw:style-name="gr3" draw:text-style-name="P4" draw:layer="layout" svg:width="7.051cm" svg:height="0.239cm" svg:x="9.965cm" svg:y="7.499cm">
          <draw:text-box>
            <text:p text:style-name="P3"><text:span text:style-name="T2">Subulicystidium longisporum MN207037 AJ406423 KAS GEL 3550 Taiwan</text:span></text:p>
          </draw:text-box>
        </draw:frame>
        <draw:frame draw:style-name="gr3" draw:text-style-name="P4" draw:layer="layout" svg:width="7.444cm" svg:height="0.239cm" svg:x="8.321cm" svg:y="26.457cm">
          <draw:text-box>
            <text:p text:style-name="P3"><text:span text:style-name="T1">Subulicystidium perlongisporum MN207049 MN207021 KAS GEL 3681 Taiwan</text:span></text:p>
          </draw:text-box>
        </draw:frame>
        <draw:frame draw:style-name="gr3" draw:text-style-name="P4" draw:layer="layout" svg:width="6.509cm" svg:height="0.239cm" svg:x="7.372cm" svg:y="29.783cm">
          <draw:text-box>
            <text:p text:style-name="P3"><text:span text:style-name="T1">Subulicystidium perlongisporum MN207055 <text:s/>KAS GEL 4815 Réunion</text:span></text:p>
          </draw:text-box>
        </draw:frame>
        <draw:frame draw:style-name="gr3" draw:text-style-name="P4" draw:layer="layout" svg:width="7.254cm" svg:height="0.239cm" svg:x="7.917cm" svg:y="19.473cm">
          <draw:text-box>
            <text:p text:style-name="P3"><text:span text:style-name="T8">Subulicystidium parvisporum MH041530 MH041591 KAS GEL 5032 Réunion</text:span></text:p>
          </draw:text-box>
        </draw:frame>
        <draw:frame draw:style-name="gr3" draw:text-style-name="P4" draw:layer="layout" svg:width="7.584cm" svg:height="0.239cm" svg:x="8.768cm" svg:y="23.463cm">
          <draw:text-box>
            <text:p text:style-name="P3"><text:span text:style-name="T1">Subulicystidium perlongisporum MN207043 AJ406422 KAS GEL 5217a Réunion</text:span></text:p>
          </draw:text-box>
        </draw:frame>
        <draw:frame draw:style-name="gr3" draw:text-style-name="P4" draw:layer="layout" svg:width="6.204cm" svg:height="0.239cm" svg:x="7.199cm" svg:y="31.446cm">
          <draw:text-box>
            <text:p text:style-name="P3"><text:span text:style-name="T1">Subulicystidium perlongisporum MN207058 <text:s/>KAS L 0103 Réunion</text:span></text:p>
          </draw:text-box>
        </draw:frame>
        <draw:frame draw:style-name="gr3" draw:text-style-name="P4" draw:layer="layout" svg:width="7.326cm" svg:height="0.239cm" svg:x="11.21cm" svg:y="3.176cm">
          <draw:text-box>
            <text:p text:style-name="P3"><text:span text:style-name="T7">Subulicystidium brachysporum B MH041541 MH041593 KAS L 0134 Réunion</text:span></text:p>
          </draw:text-box>
        </draw:frame>
        <draw:frame draw:style-name="gr3" draw:text-style-name="P4" draw:layer="layout" svg:width="6.949cm" svg:height="0.239cm" svg:x="7.897cm" svg:y="19.14cm">
          <draw:text-box>
            <text:p text:style-name="P3"><text:span text:style-name="T8">Subulicystidium parvisporum MH041529 MH041590 KAS L 0140 Réunion</text:span></text:p>
          </draw:text-box>
        </draw:frame>
        <draw:frame draw:style-name="gr3" draw:text-style-name="P4" draw:layer="layout" svg:width="6.737cm" svg:height="0.239cm" svg:x="8.792cm" svg:y="20.47cm">
          <draw:text-box>
            <text:p text:style-name="P3"><text:span text:style-name="T9">Subulicystidium harpagum MH041533 MH041609 KAS L 0244 Réunion</text:span></text:p>
          </draw:text-box>
        </draw:frame>
        <draw:frame draw:style-name="gr3" draw:text-style-name="P4" draw:layer="layout" svg:width="7.326cm" svg:height="0.239cm" svg:x="11.346cm" svg:y="2.844cm">
          <draw:text-box>
            <text:p text:style-name="P3"><text:span text:style-name="T7">Subulicystidium brachysporum B MH041542 MH041594 KAS L 1147 Réunion</text:span></text:p>
          </draw:text-box>
        </draw:frame>
        <draw:frame draw:style-name="gr3" draw:text-style-name="P4" draw:layer="layout" svg:width="6.949cm" svg:height="0.239cm" svg:x="7.53cm" svg:y="19.806cm">
          <draw:text-box>
            <text:p text:style-name="P3"><text:span text:style-name="T8">Subulicystidium parvisporum MH041528 MH041587 KAS L 1226 Réunion</text:span></text:p>
          </draw:text-box>
        </draw:frame>
        <draw:frame draw:style-name="gr3" draw:text-style-name="P4" draw:layer="layout" svg:width="6.284cm" svg:height="0.239cm" svg:x="5.069cm" svg:y="33.774cm">
          <draw:text-box>
            <text:p text:style-name="P3"><text:span text:style-name="T10">Subulicystidium nikau MH041513 MH041565 KAS L 1296 Réunion</text:span></text:p>
          </draw:text-box>
        </draw:frame>
        <draw:frame draw:style-name="gr3" draw:text-style-name="P4" draw:layer="layout" svg:width="6.284cm" svg:height="0.239cm" svg:x="9.35cm" svg:y="16.812cm">
          <draw:text-box>
            <text:p text:style-name="P3"><text:span text:style-name="T7">Subulicystidium brachysporum B MH041526 <text:s/>KAS L 1498 Réunion</text:span></text:p>
          </draw:text-box>
        </draw:frame>
        <draw:frame draw:style-name="gr3" draw:text-style-name="P4" draw:layer="layout" svg:width="5.514cm" svg:height="0.239cm" svg:x="8.203cm" svg:y="21.136cm">
          <draw:text-box>
            <text:p text:style-name="P3"><text:span text:style-name="T11">Subulicystidium boidinii MH041527 <text:s/>KAS L 1584a Réunion</text:span></text:p>
          </draw:text-box>
        </draw:frame>
        <draw:frame draw:style-name="gr3" draw:text-style-name="P4" draw:layer="layout" svg:width="7.444cm" svg:height="0.239cm" svg:x="11.773cm" svg:y="2.511cm">
          <draw:text-box>
            <text:p text:style-name="P3"><text:span text:style-name="T7">Subulicystidium brachysporum B MH041544 MH041610 KAS L 1584b Réunion</text:span></text:p>
          </draw:text-box>
        </draw:frame>
        <draw:frame draw:style-name="gr3" draw:text-style-name="P4" draw:layer="layout" svg:width="6.856cm" svg:height="0.239cm" svg:x="8.773cm" svg:y="20.138cm">
          <draw:text-box>
            <text:p text:style-name="P3"><text:span text:style-name="T9">Subulicystidium harpagum MH041532 MH041588 KAS L 1726a Réunion</text:span></text:p>
          </draw:text-box>
        </draw:frame>
        <draw:frame draw:style-name="gr3" draw:text-style-name="P4" draw:layer="layout" svg:width="7.364cm" svg:height="0.239cm" svg:x="8.635cm" svg:y="24.129cm">
          <draw:text-box>
            <text:p text:style-name="P3"><text:span text:style-name="T1">Subulicystidium perlongisporum MN207045 MN207022 KAS L 1726b Réunion</text:span></text:p>
          </draw:text-box>
        </draw:frame>
        <draw:frame draw:style-name="gr3" draw:text-style-name="P4" draw:layer="layout" svg:width="7.326cm" svg:height="0.239cm" svg:x="9.375cm" svg:y="16.48cm">
          <draw:text-box>
            <text:p text:style-name="P3"><text:span text:style-name="T7">Subulicystidium brachysporum B MH041525 MH041579 KAS L 1795 Réunion</text:span></text:p>
          </draw:text-box>
        </draw:frame>
        <draw:frame draw:style-name="gr3" draw:text-style-name="P4" draw:layer="layout" svg:width="6.911cm" svg:height="0.239cm" svg:x="14.651cm" svg:y="34.107cm">
          <draw:text-box>
            <text:p text:style-name="P3"><text:span text:style-name="T12">Subulicystidium oberwinkleri MH041511 MH041562 KAS L 1860 Réunion</text:span></text:p>
          </draw:text-box>
        </draw:frame>
        <draw:frame draw:style-name="gr3" draw:text-style-name="P4" draw:layer="layout" svg:width="6.212cm" svg:height="0.239cm" svg:x="7.382cm" svg:y="32.444cm">
          <draw:text-box>
            <text:p text:style-name="P3"><text:span text:style-name="T13">Subulicystidium robustius MH041515 <text:s/>GB KHL 10039 Puerto Rico</text:span></text:p>
          </draw:text-box>
        </draw:frame>
        <draw:frame draw:style-name="gr3" draw:text-style-name="P4" draw:layer="layout" svg:width="7.254cm" svg:height="0.239cm" svg:x="7.359cm" svg:y="32.111cm">
          <draw:text-box>
            <text:p text:style-name="P3"><text:span text:style-name="T13">Subulicystidium robustius MH041516 MH041607 GB KHL 10272 Puerto Rico</text:span></text:p>
          </draw:text-box>
        </draw:frame>
        <draw:frame draw:style-name="gr3" draw:text-style-name="P4" draw:layer="layout" svg:width="7.432cm" svg:height="0.239cm" svg:x="8.884cm" svg:y="12.156cm">
          <draw:text-box>
            <text:p text:style-name="P3"><text:span text:style-name="T14">Subulicystidium fusisporum MH041535 MH041567 GB KHL 10360 Puerto Rico</text:span></text:p>
          </draw:text-box>
        </draw:frame>
        <draw:frame draw:style-name="gr3" draw:text-style-name="P4" draw:layer="layout" svg:width="7.681cm" svg:height="0.239cm" svg:x="9.402cm" svg:y="14.817cm">
          <draw:text-box>
            <text:p text:style-name="P3"><text:span text:style-name="T15">Subulicystidium meridense aff MH041519 MH041582 GB KHL 10397 Puerto Rico</text:span></text:p>
          </draw:text-box>
        </draw:frame>
        <draw:frame draw:style-name="gr3" draw:text-style-name="P4" draw:layer="layout" svg:width="7.94cm" svg:height="0.239cm" svg:x="11.109cm" svg:y="5.504cm">
          <draw:text-box>
            <text:p text:style-name="P3"><text:span text:style-name="T7">Subulicystidium brachysporum B MH041543 MH041600 GB KHL 10406 Puerto Rico</text:span></text:p>
          </draw:text-box>
        </draw:frame>
        <draw:frame draw:style-name="gr3" draw:text-style-name="P4" draw:layer="layout" svg:width="7.94cm" svg:height="0.239cm" svg:x="9.609cm" svg:y="6.502cm">
          <draw:text-box>
            <text:p text:style-name="P3"><text:span text:style-name="T7">Subulicystidium brachysporum B MH041549 MH041601 GB KHL 10411 Puerto Rico</text:span></text:p>
          </draw:text-box>
        </draw:frame>
        <draw:frame draw:style-name="gr3" draw:text-style-name="P4" draw:layer="layout" svg:width="7.338cm" svg:height="0.239cm" svg:x="11.542cm" svg:y="11.491cm">
          <draw:text-box>
            <text:p text:style-name="P3"><text:span text:style-name="T16">Subulicystidium inornatum MH041558 MH041569 GB KHL 10444 Puerto Rico</text:span></text:p>
          </draw:text-box>
        </draw:frame>
        <draw:frame draw:style-name="gr3" draw:text-style-name="P4" draw:layer="layout" svg:width="6.983cm" svg:height="0.239cm" svg:x="10.552cm" svg:y="18.143cm">
          <draw:text-box>
            <text:p text:style-name="P3"><text:span text:style-name="T17">Subulicystidium cochleum MN207035 MN207023 GB KHL 10517 Jamaica</text:span></text:p>
          </draw:text-box>
        </draw:frame>
        <draw:frame draw:style-name="gr3" draw:text-style-name="P4" draw:layer="layout" svg:width="6.581cm" svg:height="0.239cm" svg:x="11.189cm" svg:y="5.172cm">
          <draw:text-box>
            <text:p text:style-name="P3"><text:span text:style-name="T7">Subulicystidium brachysporum B <text:s/>MH041599 GB KHL 10566 Jamaica</text:span></text:p>
          </draw:text-box>
        </draw:frame>
        <draw:frame draw:style-name="gr3" draw:text-style-name="P4" draw:layer="layout" svg:width="7.351cm" svg:height="0.239cm" svg:x="11.548cm" svg:y="22.466cm">
          <draw:text-box>
            <text:p text:style-name="P3"><text:span text:style-name="T3">Subulicystidium obtusisporum MH041559 MH041606 GB KHL 10622 Jamaica</text:span></text:p>
          </draw:text-box>
        </draw:frame>
        <draw:frame draw:style-name="gr3" draw:text-style-name="P4" draw:layer="layout" svg:width="6.5cm" svg:height="0.239cm" svg:x="7.602cm" svg:y="29.45cm">
          <draw:text-box>
            <text:p text:style-name="P3"><text:span text:style-name="T1">Subulicystidium perlongisporum MN207040 <text:s/>GB KHL 10671 Jamaica</text:span></text:p>
          </draw:text-box>
        </draw:frame>
        <draw:frame draw:style-name="gr3" draw:text-style-name="P4" draw:layer="layout" svg:width="7.034cm" svg:height="0.239cm" svg:x="10.745cm" svg:y="16.147cm">
          <draw:text-box>
            <text:p text:style-name="P3"><text:span text:style-name="T9">Subulicystidium harpagum MH041520 MH041563 GB KHL 10733 Jamaica</text:span></text:p>
          </draw:text-box>
        </draw:frame>
        <draw:frame draw:style-name="gr3" draw:text-style-name="P4" draw:layer="layout" svg:width="7.622cm" svg:height="0.239cm" svg:x="11.745cm" svg:y="4.839cm">
          <draw:text-box>
            <text:p text:style-name="P3"><text:span text:style-name="T7">Subulicystidium brachysporum B MH041546 MH041598 GB KHL 10763 Jamaica</text:span></text:p>
          </draw:text-box>
        </draw:frame>
        <draw:frame draw:style-name="gr3" draw:text-style-name="P4" draw:layer="layout" svg:width="6.835cm" svg:height="0.239cm" svg:x="7.956cm" svg:y="33.109cm">
          <draw:text-box>
            <text:p text:style-name="P3"><text:span text:style-name="T13">Subulicystidium robustius AY463468 AY586714 GB KHL 10780 Jamaica</text:span></text:p>
          </draw:text-box>
        </draw:frame>
        <draw:frame draw:style-name="gr3" draw:text-style-name="P4" draw:layer="layout" svg:width="6.936cm" svg:height="0.239cm" svg:x="7.135cm" svg:y="32.777cm">
          <draw:text-box>
            <text:p text:style-name="P3"><text:span text:style-name="T13">Subulicystidium robustius MH041514 MH041608 GB KHL 10813 Jamaica</text:span></text:p>
          </draw:text-box>
        </draw:frame>
        <draw:frame draw:style-name="gr3" draw:text-style-name="P4" draw:layer="layout" svg:width="7.228cm" svg:height="0.239cm" svg:x="11.473cm" svg:y="17.81cm">
          <draw:text-box>
            <text:p text:style-name="P3"><text:span text:style-name="T17">Subulicystidium cochleum MN207036 MN207024 GB KHL 11200 Costa Rica</text:span></text:p>
          </draw:text-box>
        </draw:frame>
        <draw:frame draw:style-name="gr3" draw:text-style-name="P4" draw:layer="layout" svg:width="7.868cm" svg:height="0.239cm" svg:x="8.017cm" svg:y="17.145cm">
          <draw:text-box>
            <text:p text:style-name="P3"><text:span text:style-name="T7">Subulicystidium brachysporum B MH041517 MH041580 GB KHL 11216 Costa Rica</text:span></text:p>
          </draw:text-box>
        </draw:frame>
        <draw:frame draw:style-name="gr3" draw:text-style-name="P4" draw:layer="layout" svg:width="6.272cm" svg:height="0.239cm" svg:x="9.398cm" svg:y="14.484cm">
          <draw:text-box>
            <text:p text:style-name="P3"><text:span text:style-name="T6">Subulicystidium meridense <text:s/>MH041583 GB KHL 11355 Costa Rica</text:span></text:p>
          </draw:text-box>
        </draw:frame>
        <draw:frame draw:style-name="gr3" draw:text-style-name="P4" draw:layer="layout" svg:width="7.313cm" svg:height="0.239cm" svg:x="9.323cm" svg:y="14.152cm">
          <draw:text-box>
            <text:p text:style-name="P3"><text:span text:style-name="T6">Subulicystidium meridense MH041523 MH041584 GB KHL 11365 Costa Rica</text:span></text:p>
          </draw:text-box>
        </draw:frame>
        <draw:frame draw:style-name="gr3" draw:text-style-name="P4" draw:layer="layout" svg:width="7.36cm" svg:height="0.239cm" svg:x="8.849cm" svg:y="12.489cm">
          <draw:text-box>
            <text:p text:style-name="P3"><text:span text:style-name="T14">Subulicystidium fusisporum MH041536 MH041568 GB KHL 12761 Costa Rica</text:span></text:p>
          </draw:text-box>
        </draw:frame>
        <draw:frame draw:style-name="gr3" draw:text-style-name="P4" draw:layer="layout" svg:width="6.979cm" svg:height="0.239cm" svg:x="11.63cm" svg:y="2.179cm">
          <draw:text-box>
            <text:p text:style-name="P3"><text:span text:style-name="T11">Subulicystidium boidinii MH041537 MH041570 GB KHL 12830 Costa Rica</text:span></text:p>
          </draw:text-box>
        </draw:frame>
        <draw:frame draw:style-name="gr3" draw:text-style-name="P4" draw:layer="layout" svg:width="7.207cm" svg:height="0.239cm" svg:x="9.675cm" svg:y="8.164cm">
          <draw:text-box>
            <text:p text:style-name="P3"><text:span text:style-name="T2">Subulicystidium longisporum MH000601 MH000601 GB KHL 14229 Sweden</text:span></text:p>
          </draw:text-box>
        </draw:frame>
        <draw:frame draw:style-name="gr3" draw:text-style-name="P4" draw:layer="layout" svg:width="7.973cm" svg:height="0.239cm" svg:x="8.718cm" svg:y="23.131cm">
          <draw:text-box>
            <text:p text:style-name="P3"><text:span text:style-name="T1">Subulicystidium perlongisporum MN207044 MN207025 O:F KHL 14305 Madagascar</text:span></text:p>
          </draw:text-box>
        </draw:frame>
        <draw:frame draw:style-name="gr3" draw:text-style-name="P4" draw:layer="layout" svg:width="7.415cm" svg:height="0.239cm" svg:x="10.875cm" svg:y="17.477cm">
          <draw:text-box>
            <text:p text:style-name="P3"><text:span text:style-name="T17">Subulicystidium cochleum MN207034 MN207026 O:F KHL 14355 Madagascar</text:span></text:p>
          </draw:text-box>
        </draw:frame>
        <draw:frame draw:style-name="gr3" draw:text-style-name="P4" draw:layer="layout" svg:width="8.054cm" svg:height="0.239cm" svg:x="10.784cm" svg:y="10.825cm">
          <draw:text-box>
            <text:p text:style-name="P3"><text:span text:style-name="T7">Subulicystidium brachysporum B MH041552 MH041573 O:F KHL 14537 Madagascar</text:span></text:p>
          </draw:text-box>
        </draw:frame>
        <draw:frame draw:style-name="gr3" draw:text-style-name="P4" draw:layer="layout" svg:width="7.402cm" svg:height="0.239cm" svg:x="10.842cm" svg:y="10.493cm">
          <draw:text-box>
            <text:p text:style-name="P3"><text:span text:style-name="T18">Subulicystidium brachysporum T MH041557 MH041577 O:F KHL 15318 Brazil</text:span></text:p>
          </draw:text-box>
        </draw:frame>
        <draw:frame draw:style-name="gr3" draw:text-style-name="P4" draw:layer="layout" svg:width="6.856cm" svg:height="0.239cm" svg:x="11.115cm" svg:y="4.507cm">
          <draw:text-box>
            <text:p text:style-name="P3"><text:span text:style-name="T6">Subulicystidium meridense MH041540 MH041602 O:F KHL 15322 Brazil</text:span></text:p>
          </draw:text-box>
        </draw:frame>
        <draw:frame draw:style-name="gr3" draw:text-style-name="P4" draw:layer="layout" svg:width="6.111cm" svg:height="0.239cm" svg:x="9.397cm" svg:y="13.819cm">
          <draw:text-box>
            <text:p text:style-name="P3"><text:span text:style-name="T15">Subulicystidium meridense aff <text:s/>MH041585 O:F KHL 15325 Brazil</text:span></text:p>
          </draw:text-box>
        </draw:frame>
        <draw:frame draw:style-name="gr3" draw:text-style-name="P4" draw:layer="layout" svg:width="7.402cm" svg:height="0.239cm" svg:x="11.097cm" svg:y="4.174cm">
          <draw:text-box>
            <text:p text:style-name="P3"><text:span text:style-name="T18">Subulicystidium brachysporum T MH041539 MH041603 O:F KHL 15327 Brazil</text:span></text:p>
          </draw:text-box>
        </draw:frame>
        <draw:frame draw:style-name="gr3" draw:text-style-name="P4" draw:layer="layout" svg:width="7.41cm" svg:height="0.239cm" svg:x="10.836cm" svg:y="10.161cm">
          <draw:text-box>
            <text:p text:style-name="P3"><text:span text:style-name="T7">Subulicystidium brachysporum B MH041553 MH041576 O:F KHL 15352 Brazil</text:span></text:p>
          </draw:text-box>
        </draw:frame>
        <draw:frame draw:style-name="gr3" draw:text-style-name="P4" draw:layer="layout" svg:width="7.33cm" svg:height="0.239cm" svg:x="7.439cm" svg:y="28.12cm">
          <draw:text-box>
            <text:p text:style-name="P3"><text:span text:style-name="T1">Subulicystidium perlongisporum MH000600 MH000600 O:F KHL 16062 Brazil</text:span></text:p>
          </draw:text-box>
        </draw:frame>
        <draw:frame draw:style-name="gr3" draw:text-style-name="P4" draw:layer="layout" svg:width="7.41cm" svg:height="0.239cm" svg:x="11.193cm" svg:y="3.841cm">
          <draw:text-box>
            <text:p text:style-name="P3"><text:span text:style-name="T7">Subulicystidium brachysporum B MH000599 MH000599 O:F KHL 16100 Brazil</text:span></text:p>
          </draw:text-box>
        </draw:frame>
        <draw:frame draw:style-name="gr3" draw:text-style-name="P4" draw:layer="layout" svg:width="6.272cm" svg:height="0.239cm" svg:x="9.009cm" svg:y="11.824cm">
          <draw:text-box>
            <text:p text:style-name="P3"><text:span text:style-name="T14">Subulicystidium fusisporum MH041534 <text:s/>GB KHL 9093 Puerto Rico</text:span></text:p>
          </draw:text-box>
        </draw:frame>
        <draw:frame draw:style-name="gr3" draw:text-style-name="P4" draw:layer="layout" svg:width="7.821cm" svg:height="0.239cm" svg:x="11.135cm" svg:y="8.83cm">
          <draw:text-box>
            <text:p text:style-name="P3"><text:span text:style-name="T7">Subulicystidium brachysporum B MH041555 MH041560 GB KHL 9544 Puerto Rico</text:span></text:p>
          </draw:text-box>
        </draw:frame>
        <draw:frame draw:style-name="gr3" draw:text-style-name="P4" draw:layer="layout" svg:width="7.563cm" svg:height="0.239cm" svg:x="9.309cm" svg:y="13.486cm">
          <draw:text-box>
            <text:p text:style-name="P3"><text:span text:style-name="T15">Subulicystidium meridense aff MH041524 MH041581 GB KHL 9561 Puerto Rico</text:span></text:p>
          </draw:text-box>
        </draw:frame>
        <draw:frame draw:style-name="gr3" draw:text-style-name="P4" draw:layer="layout" svg:width="8.519cm" svg:height="0.239cm" svg:x="7.739cm" svg:y="27.787cm">
          <draw:text-box>
            <text:p text:style-name="P3"><text:span text:style-name="T1">Subulicystidium perlongisporum MN207041 MN207027 GB KHL 9926 Dominican Republic</text:span></text:p>
          </draw:text-box>
        </draw:frame>
        <draw:frame draw:style-name="gr3" draw:text-style-name="P4" draw:layer="layout" svg:width="8.519cm" svg:height="0.239cm" svg:x="7.784cm" svg:y="27.455cm">
          <draw:text-box>
            <text:p text:style-name="P3"><text:span text:style-name="T1">Subulicystidium perlongisporum MN207051 MN207028 GB KHL 9943 Dominican Republic</text:span></text:p>
          </draw:text-box>
        </draw:frame>
        <draw:frame draw:style-name="gr3" draw:text-style-name="P4" draw:layer="layout" svg:width="7.008cm" svg:height="0.239cm" svg:x="8.602cm" svg:y="25.792cm">
          <draw:text-box>
            <text:p text:style-name="P3"><text:span text:style-name="T1">Subulicystidium perlongisporum KP268489 MN217402 LE 302156 <text:s/>Russia</text:span></text:p>
          </draw:text-box>
        </draw:frame>
        <draw:frame draw:style-name="gr3" draw:text-style-name="P4" draw:layer="layout" svg:width="7.059cm" svg:height="0.239cm" svg:x="8.946cm" svg:y="24.794cm">
          <draw:text-box>
            <text:p text:style-name="P3"><text:span text:style-name="T1">Subulicystidium perlongisporum MN218448 MN217406 LE 314099 <text:s/>Russia</text:span></text:p>
          </draw:text-box>
        </draw:frame>
        <draw:frame draw:style-name="gr3" draw:text-style-name="P4" draw:layer="layout" svg:width="7.059cm" svg:height="0.239cm" svg:x="8.537cm" svg:y="25.459cm">
          <draw:text-box>
            <text:p text:style-name="P3"><text:span text:style-name="T1">Subulicystidium perlongisporum MN218449 MN217535 LE 315315 <text:s/>Russia</text:span></text:p>
          </draw:text-box>
        </draw:frame>
        <draw:frame draw:style-name="gr3" draw:text-style-name="P4" draw:layer="layout" svg:width="7.051cm" svg:height="0.239cm" svg:x="8.333cm" svg:y="20.803cm">
          <draw:text-box>
            <text:p text:style-name="P3"><text:span text:style-name="T9">Subulicystidium harpagum MH041531 MH041586 O:F LR 15736 Colombia</text:span></text:p>
          </draw:text-box>
        </draw:frame>
        <draw:frame draw:style-name="gr3" draw:text-style-name="P4" draw:layer="layout" svg:width="7.393cm" svg:height="0.239cm" svg:x="11.118cm" svg:y="9.827cm">
          <draw:text-box>
            <text:p text:style-name="P3"><text:span text:style-name="T15">Subulicystidium meridense aff MH041551 MH041578 O:F LR 19581 Argentina</text:span></text:p>
          </draw:text-box>
        </draw:frame>
        <draw:frame draw:style-name="gr3" draw:text-style-name="P4" draw:layer="layout" svg:width="6.221cm" svg:height="0.239cm" svg:x="10.746cm" svg:y="9.495cm">
          <draw:text-box>
            <text:p text:style-name="P3"><text:span text:style-name="T18">Subulicystidium brachysporum T MH041556 <text:s/>O:F LR 24170 Brazil</text:span></text:p>
          </draw:text-box>
        </draw:frame>
        <draw:frame draw:style-name="gr3" draw:text-style-name="P4" draw:layer="layout" svg:width="7.19cm" svg:height="0.239cm" svg:x="8.856cm" svg:y="26.789cm">
          <draw:text-box>
            <text:p text:style-name="P3"><text:span text:style-name="T1">Subulicystidium perlongisporum MN207042 MN207029 O:F LR 24826 Brazil</text:span></text:p>
          </draw:text-box>
        </draw:frame>
        <draw:frame draw:style-name="gr3" draw:text-style-name="P4" draw:layer="layout" svg:width="6.115cm" svg:height="0.239cm" svg:x="10.876cm" svg:y="9.163cm">
          <draw:text-box>
            <text:p text:style-name="P3"><text:span text:style-name="T18">Subulicystidium brachysporum T <text:s/>MH041574 LY 11378 <text:s/>Réunion</text:span></text:p>
          </draw:text-box>
        </draw:frame>
        <draw:frame draw:style-name="gr3" draw:text-style-name="P4" draw:layer="layout" svg:width="7.084cm" svg:height="0.239cm" svg:x="7.358cm" svg:y="29.117cm">
          <draw:text-box>
            <text:p text:style-name="P3"><text:span text:style-name="T1">Subulicystidium perlongisporum MN207054 MN207030 LY 11631 <text:s/>Réunion</text:span></text:p>
          </draw:text-box>
        </draw:frame>
        <draw:frame draw:style-name="gr3" draw:text-style-name="P4" draw:layer="layout" svg:width="7.165cm" svg:height="0.239cm" svg:x="10.763cm" svg:y="11.158cm">
          <draw:text-box>
            <text:p text:style-name="P3"><text:span text:style-name="T7">Subulicystidium brachysporum B MH041550 MH041571 LY 12293 <text:s/>Réunion</text:span></text:p>
          </draw:text-box>
        </draw:frame>
        <draw:frame draw:style-name="gr3" draw:text-style-name="P4" draw:layer="layout" svg:width="5.747cm" svg:height="0.239cm" svg:x="7.973cm" svg:y="18.808cm">
          <draw:text-box>
            <text:p text:style-name="P3"><text:span text:style-name="T8">Subulicystidium parvisporum <text:s/>MH041589 LY 12750 <text:s/>Réunion</text:span></text:p>
          </draw:text-box>
        </draw:frame>
        <draw:frame draw:style-name="gr3" draw:text-style-name="P4" draw:layer="layout" svg:width="6.123cm" svg:height="0.239cm" svg:x="11.301cm" svg:y="1.846cm">
          <draw:text-box>
            <text:p text:style-name="P3"><text:span text:style-name="T7">Subulicystidium brachysporum B <text:s/>MH041595 LY 12772 <text:s/>Réunion</text:span></text:p>
          </draw:text-box>
        </draw:frame>
        <draw:frame draw:style-name="gr3" draw:text-style-name="P4" draw:layer="layout" svg:width="5.569cm" svg:height="0.239cm" svg:x="11.747cm" svg:y="1.513cm">
          <draw:text-box>
            <text:p text:style-name="P3"><text:span text:style-name="T6">Subulicystidium meridense <text:s/>MH041597 LY 12816 <text:s/>Réunion</text:span></text:p>
          </draw:text-box>
        </draw:frame>
        <draw:frame draw:style-name="gr3" draw:text-style-name="P4" draw:layer="layout" svg:width="7.084cm" svg:height="0.239cm" svg:x="8.721cm" svg:y="22.798cm">
          <draw:text-box>
            <text:p text:style-name="P3"><text:span text:style-name="T1">Subulicystidium perlongisporum MN207046 MN207031 LY 12824 <text:s/>Réunion</text:span></text:p>
          </draw:text-box>
        </draw:frame>
        <draw:frame draw:style-name="gr3" draw:text-style-name="P4" draw:layer="layout" svg:width="8.304cm" svg:height="0.239cm" svg:x="12.758cm" svg:y="1.18cm">
          <draw:text-box>
            <text:p text:style-name="P3"><text:span text:style-name="T19">Subulicystidium grandisporum MH041547 MH041592 O:F 506781 LR 29162 Costa Rica</text:span></text:p>
          </draw:text-box>
        </draw:frame>
        <draw:frame draw:style-name="gr3" draw:text-style-name="P4" draw:layer="layout" svg:width="8.422cm" svg:height="0.239cm" svg:x="10.023cm" svg:y="15.149cm">
          <draw:text-box>
            <text:p text:style-name="P3"><text:span text:style-name="T7">Subulicystidium brachysporum B MH041518 MH041572 O:F 506782 LR 19533 Argentina</text:span></text:p>
          </draw:text-box>
        </draw:frame>
        <draw:frame draw:style-name="gr3" draw:text-style-name="P4" draw:layer="layout" svg:width="8.363cm" svg:height="0.239cm" svg:x="8.051cm" svg:y="33.442cm">
          <draw:text-box>
            <text:p text:style-name="P3"><text:span text:style-name="T20">Subulicystidium rarocrystallinum MH041512 MH041564 O:F 918488 LR 15483 Colombia</text:span></text:p>
          </draw:text-box>
        </draw:frame>
        <draw:frame draw:style-name="gr3" draw:text-style-name="P4" draw:layer="layout" svg:width="8.409cm" svg:height="0.239cm" svg:x="9.703cm" svg:y="15.815cm">
          <draw:text-box>
            <text:p text:style-name="P3"><text:span text:style-name="T7">Subulicystidium brachysporum B MH041522 MH041605 O:F 918493 LR 15784 Colombia</text:span></text:p>
          </draw:text-box>
        </draw:frame>
        <draw:frame draw:style-name="gr3" draw:text-style-name="P4" draw:layer="layout" svg:width="8.151cm" svg:height="0.239cm" svg:x="10.966cm" svg:y="8.498cm">
          <draw:text-box>
            <text:p text:style-name="P3"><text:span text:style-name="T15">Subulicystidium meridense aff MH041554 MH041575 O:F 918846 LR 15812 Colombia</text:span></text:p>
          </draw:text-box>
        </draw:frame>
        <draw:frame draw:style-name="gr3" draw:text-style-name="P4" draw:layer="layout" svg:width="6.962cm" svg:height="0.239cm" svg:x="9.973cm" svg:y="6.834cm">
          <draw:text-box>
            <text:p text:style-name="P3"><text:span text:style-name="T2">Subulicystidium longisporum MN207039 MN207032 KAS 00146 Germany</text:span></text:p>
          </draw:text-box>
        </draw:frame>
        <draw:frame draw:style-name="gr3" draw:text-style-name="P4" draw:layer="layout" svg:width="8.194cm" svg:height="0.239cm" svg:x="8.442cm" svg:y="30.78cm">
          <draw:text-box>
            <text:p text:style-name="P3"><text:span text:style-name="T1">Subulicystidium perlongisporum MN207056 MN207033 KAS Ordynets 00158 Germany</text:span></text:p>
          </draw:text-box>
        </draw:frame>
        <draw:frame draw:style-name="gr3" draw:text-style-name="P4" draw:layer="layout" svg:width="7.173cm" svg:height="0.239cm" svg:x="7.739cm" svg:y="27.122cm">
          <draw:text-box>
            <text:p text:style-name="P3"><text:span text:style-name="T1">Subulicystidium perlongisporum UDB016775 UDB016775 TU 108264 <text:s/>Cuba</text:span></text:p>
          </draw:text-box>
        </draw:frame>
        <draw:frame draw:style-name="gr3" draw:text-style-name="P4" draw:layer="layout" svg:width="7.855cm" svg:height="0.239cm" svg:x="9.261cm" svg:y="21.469cm">
          <draw:text-box>
            <text:p text:style-name="P3"><text:span text:style-name="T4">Subulicystidium tropicum UDB013052 UDB013052 TU 110416 <text:s/>Papua New Guinea</text:span></text:p>
          </draw:text-box>
        </draw:frame>
        <draw:frame draw:style-name="gr3" draw:text-style-name="P4" draw:layer="layout" svg:width="5.696cm" svg:height="0.239cm" svg:x="8.106cm" svg:y="13.154cm">
          <draw:text-box>
            <text:p text:style-name="P3"><text:span text:style-name="T21">Subulicystidium tedersooi UDB014161 <text:s/>TU 110894 <text:s/>Vietnam</text:span></text:p>
          </draw:text-box>
        </draw:frame>
        <draw:frame draw:style-name="gr3" draw:text-style-name="P4" draw:layer="layout" svg:width="5.696cm" svg:height="0.239cm" svg:x="8.165cm" svg:y="12.821cm">
          <draw:text-box>
            <text:p text:style-name="P3"><text:span text:style-name="T21">Subulicystidium tedersooi UDB014162 <text:s/>TU 110895 <text:s/>Vietnam</text:span></text:p>
          </draw:text-box>
        </draw:frame>
        <draw:frame draw:style-name="gr3" draw:text-style-name="P4" draw:layer="layout" svg:width="5.899cm" svg:height="0.239cm" svg:x="7.896cm" svg:y="31.113cm">
          <draw:text-box>
            <text:p text:style-name="P3"><text:span text:style-name="T1">Subulicystidium perlongisporum UDB028354 <text:s/>TU 124387 <text:s/>Italy</text:span></text:p>
          </draw:text-box>
        </draw:frame>
        <draw:frame draw:style-name="gr3" draw:text-style-name="P4" draw:layer="layout" svg:width="7.055cm" svg:height="0.239cm" svg:x="8.513cm" svg:y="30.448cm">
          <draw:text-box>
            <text:p text:style-name="P3"><text:span text:style-name="T1">Subulicystidium perlongisporum UDB028355 UDB028355 TU 124388 <text:s/>Italy</text:span></text:p>
          </draw:text-box>
        </draw:frame>
        <draw:frame draw:style-name="gr3" draw:text-style-name="P4" draw:layer="layout" svg:width="6.746cm" svg:height="0.239cm" svg:x="9.789cm" svg:y="7.832cm">
          <draw:text-box>
            <text:p text:style-name="P3"><text:span text:style-name="T2">Subulicystidium longisporum UDB028356 UDB028356 TU 124391 <text:s/>Italy</text:span></text:p>
          </draw:text-box>
        </draw:frame>
        <draw:frame draw:style-name="gr3" draw:text-style-name="P4" draw:layer="layout" svg:width="5.755cm" svg:height="0.239cm" svg:x="8.649cm" svg:y="23.796cm">
          <draw:text-box>
            <text:p text:style-name="P3"><text:span text:style-name="T1">Subulicystidium perlongisporum KI022V <text:s/>TU 132022 <text:s/>Estonia</text:span></text:p>
          </draw:text-box>
        </draw:frame>
        <draw:frame draw:style-name="gr3" draw:text-style-name="P4" draw:layer="layout" svg:width="0.451cm" svg:height="0.239cm" svg:x="0.218cm" svg:y="32.532cm">
          <draw:text-box>
            <text:p text:style-name="P3"><text:span text:style-name="T22">Root</text:span></text:p>
          </draw:text-box>
        </draw:frame>
        <draw:frame draw:style-name="gr3" draw:text-style-name="P4" draw:layer="layout" svg:width="0.417cm" svg:height="0.239cm" svg:x="7.808cm" svg:y="25.688cm">
          <draw:text-box>
            <text:p text:style-name="P3"><text:span text:style-name="T22">0.96</text:span></text:p>
          </draw:text-box>
        </draw:frame>
        <draw:frame draw:style-name="gr3" draw:text-style-name="P4" draw:layer="layout" svg:width="0.211cm" svg:height="0.239cm" svg:x="7.652cm" svg:y="26.163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7.003cm" svg:y="26.736cm">
          <draw:text-box>
            <text:p text:style-name="P3"><text:span text:style-name="T22">0.81</text:span></text:p>
          </draw:text-box>
        </draw:frame>
        <draw:frame draw:style-name="gr3" draw:text-style-name="P4" draw:layer="layout" svg:width="0.417cm" svg:height="0.239cm" svg:x="6.785cm" svg:y="28.821cm">
          <draw:text-box>
            <text:p text:style-name="P3"><text:span text:style-name="T22">0.66</text:span></text:p>
          </draw:text-box>
        </draw:frame>
        <draw:frame draw:style-name="gr3" draw:text-style-name="P4" draw:layer="layout" svg:width="0.211cm" svg:height="0.239cm" svg:x="4.631cm" svg:y="29.956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6.14cm" svg:y="31.092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6.904cm" svg:y="31.466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7.006cm" svg:y="30.717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7.863cm" svg:y="30.468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3.287cm" svg:y="24.225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3.402cm" svg:y="18.494cm">
          <draw:text-box>
            <text:p text:style-name="P3"><text:span text:style-name="T22">0.95</text:span></text:p>
          </draw:text-box>
        </draw:frame>
        <draw:frame draw:style-name="gr3" draw:text-style-name="P4" draw:layer="layout" svg:width="0.211cm" svg:height="0.239cm" svg:x="4.751cm" svg:y="15.76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5.085cm" svg:y="13.483cm">
          <draw:text-box>
            <text:p text:style-name="P3"><text:span text:style-name="T22">0.94</text:span></text:p>
          </draw:text-box>
        </draw:frame>
        <draw:frame draw:style-name="gr3" draw:text-style-name="P4" draw:layer="layout" svg:width="0.417cm" svg:height="0.239cm" svg:x="5.939cm" svg:y="10.628cm">
          <draw:text-box>
            <text:p text:style-name="P3"><text:span text:style-name="T22">0.91</text:span></text:p>
          </draw:text-box>
        </draw:frame>
        <draw:frame draw:style-name="gr3" draw:text-style-name="P4" draw:layer="layout" svg:width="0.417cm" svg:height="0.239cm" svg:x="7.58cm" svg:y="8.788cm">
          <draw:text-box>
            <text:p text:style-name="P3"><text:span text:style-name="T22">0.93</text:span></text:p>
          </draw:text-box>
        </draw:frame>
        <draw:frame draw:style-name="gr3" draw:text-style-name="P4" draw:layer="layout" svg:width="0.417cm" svg:height="0.239cm" svg:x="8.238cm" svg:y="6.631cm">
          <draw:text-box>
            <text:p text:style-name="P3"><text:span text:style-name="T22">0.92</text:span></text:p>
          </draw:text-box>
        </draw:frame>
        <draw:frame draw:style-name="gr4" draw:text-style-name="P5" draw:layer="layout" svg:width="0.23cm" svg:height="0.239cm" svg:x="8.87cm" svg:y="7.5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9.046cm" svg:y="7.104cm">
          <draw:text-box>
            <text:p text:style-name="P3"><text:span text:style-name="T22">0.98</text:span></text:p>
          </draw:text-box>
        </draw:frame>
        <draw:frame draw:style-name="gr3" draw:text-style-name="P4" draw:layer="layout" svg:width="0.211cm" svg:height="0.239cm" svg:x="9.787cm" svg:y="6.854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9.2cm" svg:y="7.861cm">
          <draw:text-box>
            <text:p text:style-name="P3"><text:span text:style-name="T22">0.99</text:span></text:p>
          </draw:text-box>
        </draw:frame>
        <draw:frame draw:style-name="gr3" draw:text-style-name="P4" draw:layer="layout" svg:width="0.417cm" svg:height="0.239cm" svg:x="8.912cm" svg:y="5.783cm">
          <draw:text-box>
            <text:p text:style-name="P3"><text:span text:style-name="T22">0.88</text:span></text:p>
          </draw:text-box>
        </draw:frame>
        <draw:frame draw:style-name="gr3" draw:text-style-name="P4" draw:layer="layout" svg:width="0.417cm" svg:height="0.239cm" svg:x="9.924cm" svg:y="5.211cm">
          <draw:text-box>
            <text:p text:style-name="P3"><text:span text:style-name="T22">0.91</text:span></text:p>
          </draw:text-box>
        </draw:frame>
        <draw:frame draw:style-name="gr3" draw:text-style-name="P4" draw:layer="layout" svg:width="0.417cm" svg:height="0.239cm" svg:x="10.528cm" svg:y="4.399cm">
          <draw:text-box>
            <text:p text:style-name="P3"><text:span text:style-name="T22">0.66</text:span></text:p>
          </draw:text-box>
        </draw:frame>
        <draw:frame draw:style-name="gr3" draw:text-style-name="P4" draw:layer="layout" svg:width="0.417cm" svg:height="0.239cm" svg:x="10.64cm" svg:y="2.341cm">
          <draw:text-box>
            <text:p text:style-name="P3"><text:span text:style-name="T22">0.52</text:span></text:p>
          </draw:text-box>
        </draw:frame>
        <draw:frame draw:style-name="gr3" draw:text-style-name="P4" draw:layer="layout" svg:width="0.417cm" svg:height="0.239cm" svg:x="11.027cm" svg:y="1.201cm">
          <draw:text-box>
            <text:p text:style-name="P3"><text:span text:style-name="T22">0.58</text:span></text:p>
          </draw:text-box>
        </draw:frame>
        <draw:frame draw:style-name="gr3" draw:text-style-name="P4" draw:layer="layout" svg:width="0.417cm" svg:height="0.239cm" svg:x="8.407cm" svg:y="10.946cm">
          <draw:text-box>
            <text:p text:style-name="P3"><text:span text:style-name="T22">0.94</text:span></text:p>
          </draw:text-box>
        </draw:frame>
        <draw:frame draw:style-name="gr3" draw:text-style-name="P4" draw:layer="layout" svg:width="0.417cm" svg:height="0.239cm" svg:x="9.3cm" svg:y="10.561cm">
          <draw:text-box>
            <text:p text:style-name="P3"><text:span text:style-name="T22">0.94</text:span></text:p>
          </draw:text-box>
        </draw:frame>
        <draw:frame draw:style-name="gr3" draw:text-style-name="P4" draw:layer="layout" svg:width="0.417cm" svg:height="0.239cm" svg:x="10.047cm" svg:y="10.083cm">
          <draw:text-box>
            <text:p text:style-name="P3"><text:span text:style-name="T22">0.88</text:span></text:p>
          </draw:text-box>
        </draw:frame>
        <draw:frame draw:style-name="gr3" draw:text-style-name="P4" draw:layer="layout" svg:width="0.417cm" svg:height="0.239cm" svg:x="10.167cm" svg:y="9.488cm">
          <draw:text-box>
            <text:p text:style-name="P3"><text:span text:style-name="T22">0.55</text:span></text:p>
          </draw:text-box>
        </draw:frame>
        <draw:frame draw:style-name="gr3" draw:text-style-name="P4" draw:layer="layout" svg:width="0.417cm" svg:height="0.239cm" svg:x="10.3cm" svg:y="8.517cm">
          <draw:text-box>
            <text:p text:style-name="P3"><text:span text:style-name="T22">0.84</text:span></text:p>
          </draw:text-box>
        </draw:frame>
        <draw:frame draw:style-name="gr3" draw:text-style-name="P4" draw:layer="layout" svg:width="0.211cm" svg:height="0.239cm" svg:x="7.3cm" svg:y="12.461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8cm" svg:y="12.1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8.697cm" svg:y="11.843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7.8cm" svg:y="12.861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6.515cm" svg:y="16.339cm">
          <draw:text-box>
            <text:p text:style-name="P3"><text:span text:style-name="T22">0.93</text:span></text:p>
          </draw:text-box>
        </draw:frame>
        <draw:frame draw:style-name="gr3" draw:text-style-name="P4" draw:layer="layout" svg:width="0.417cm" svg:height="0.239cm" svg:x="7.747cm" svg:y="15.679cm">
          <draw:text-box>
            <text:p text:style-name="P3"><text:span text:style-name="T22">0.93</text:span></text:p>
          </draw:text-box>
        </draw:frame>
        <draw:frame draw:style-name="gr3" draw:text-style-name="P4" draw:layer="layout" svg:width="0.417cm" svg:height="0.239cm" svg:x="8.4cm" svg:y="14.861cm">
          <draw:text-box>
            <text:p text:style-name="P3"><text:span text:style-name="T22">0.92</text:span></text:p>
          </draw:text-box>
        </draw:frame>
        <draw:frame draw:style-name="gr3" draw:text-style-name="P4" draw:layer="layout" svg:width="0.417cm" svg:height="0.239cm" svg:x="8.722cm" svg:y="15.71cm">
          <draw:text-box>
            <text:p text:style-name="P3"><text:span text:style-name="T22">0.67</text:span></text:p>
          </draw:text-box>
        </draw:frame>
        <draw:frame draw:style-name="gr3" draw:text-style-name="P4" draw:layer="layout" svg:width="0.417cm" svg:height="0.239cm" svg:x="8.743cm" svg:y="14.005cm">
          <draw:text-box>
            <text:p text:style-name="P3"><text:span text:style-name="T22">0.83</text:span></text:p>
          </draw:text-box>
        </draw:frame>
        <draw:frame draw:style-name="gr3" draw:text-style-name="P4" draw:layer="layout" svg:width="0.211cm" svg:height="0.239cm" svg:x="8.644cm" svg:y="16.499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9.106cm" svg:y="18.038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10.123cm" svg:y="17.747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9.983cm" svg:y="17.5cm">
          <draw:text-box>
            <text:p text:style-name="P3"><text:span text:style-name="T22">0.63</text:span></text:p>
          </draw:text-box>
        </draw:frame>
        <draw:frame draw:style-name="gr3" draw:text-style-name="P4" draw:layer="layout" svg:width="0.417cm" svg:height="0.239cm" svg:x="3.885cm" svg:y="21.228cm">
          <draw:text-box>
            <text:p text:style-name="P3"><text:span text:style-name="T22">0.57</text:span></text:p>
          </draw:text-box>
        </draw:frame>
        <draw:frame draw:style-name="gr3" draw:text-style-name="P4" draw:layer="layout" svg:width="0.211cm" svg:height="0.239cm" svg:x="5.455cm" svg:y="22.029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8.33cm" svg:y="21.738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8.1cm" svg:y="21.5cm">
          <draw:text-box>
            <text:p text:style-name="P3"><text:span text:style-name="T22">0.69</text:span></text:p>
          </draw:text-box>
        </draw:frame>
        <draw:frame draw:style-name="gr3" draw:text-style-name="P4" draw:layer="layout" svg:width="0.417cm" svg:height="0.239cm" svg:x="4.653cm" svg:y="20.428cm">
          <draw:text-box>
            <text:p text:style-name="P3"><text:span text:style-name="T22">0.94</text:span></text:p>
          </draw:text-box>
        </draw:frame>
        <draw:frame draw:style-name="gr3" draw:text-style-name="P4" draw:layer="layout" svg:width="0.417cm" svg:height="0.239cm" svg:x="5.563cm" svg:y="19.867cm">
          <draw:text-box>
            <text:p text:style-name="P3"><text:span text:style-name="T22">0.99</text:span></text:p>
          </draw:text-box>
        </draw:frame>
        <draw:frame draw:style-name="gr3" draw:text-style-name="P4" draw:layer="layout" svg:width="0.211cm" svg:height="0.239cm" svg:x="6.689cm" svg:y="19.3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7.699cm" svg:y="18.994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6.86cm" svg:y="20.407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8.485cm" svg:y="20.158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2.298cm" svg:y="28.58cm">
          <draw:text-box>
            <text:p text:style-name="P3"><text:span text:style-name="T22">1</text:span></text:p>
          </draw:text-box>
        </draw:frame>
        <draw:frame draw:style-name="gr3" draw:text-style-name="P4" draw:layer="layout" svg:width="0.298cm" svg:height="0.239cm" svg:x="2.647cm" svg:y="32.935cm">
          <draw:text-box>
            <text:p text:style-name="P3"><text:span text:style-name="T22">0.5</text:span></text:p>
          </draw:text-box>
        </draw:frame>
        <draw:frame draw:style-name="gr3" draw:text-style-name="P4" draw:layer="layout" svg:width="0.211cm" svg:height="0.239cm" svg:x="6.289cm" svg:y="32.6cm">
          <draw:text-box>
            <text:p text:style-name="P3"><text:span text:style-name="T22">1</text:span></text:p>
          </draw:text-box>
        </draw:frame>
        <draw:frame draw:style-name="gr3" draw:text-style-name="P4" draw:layer="layout" svg:width="0.211cm" svg:height="0.239cm" svg:x="7.129cm" svg:y="32.131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8cm" svg:y="23.861cm">
          <draw:text-box>
            <text:p text:style-name="P3"><text:span text:style-name="T22">0.94</text:span></text:p>
          </draw:text-box>
        </draw:frame>
        <draw:frame draw:style-name="gr3" draw:text-style-name="P4" draw:layer="layout" svg:width="0.211cm" svg:height="0.239cm" svg:x="8.447cm" svg:y="23.539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0.264cm" svg:y="31.104cm">
          <draw:text-box>
            <text:p text:style-name="P3"><text:span text:style-name="T22">0.96</text:span></text:p>
          </draw:text-box>
        </draw:frame>
        <draw:frame draw:style-name="gr3" draw:text-style-name="P4" draw:layer="layout" svg:width="0.417cm" svg:height="0.239cm" svg:x="7.8cm" svg:y="26cm">
          <draw:text-box>
            <text:p text:style-name="P3"><text:span text:style-name="T22">0.97</text:span></text:p>
          </draw:text-box>
        </draw:frame>
        <draw:frame draw:style-name="gr5" draw:text-style-name="P5" draw:layer="layout" svg:width="0.417cm" svg:height="0.306cm" svg:x="7.1cm" svg:y="26.419cm">
          <draw:text-box>
            <text:p text:style-name="P3"><text:span text:style-name="T22">0.66</text:span></text:p>
          </draw:text-box>
        </draw:frame>
        <draw:frame draw:style-name="gr3" draw:text-style-name="P4" draw:layer="layout" svg:width="0.417cm" svg:height="0.239cm" svg:x="6.803cm" svg:y="27.04cm">
          <draw:text-box>
            <text:p text:style-name="P3"><text:span text:style-name="T22">0.92</text:span></text:p>
          </draw:text-box>
        </draw:frame>
        <draw:frame draw:style-name="gr3" draw:text-style-name="P4" draw:layer="layout" svg:width="0.211cm" svg:height="0.239cm" svg:x="7.067cm" svg:y="29.125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4.348cm" svg:y="30.26cm">
          <draw:text-box>
            <text:p text:style-name="P3"><text:span text:style-name="T22">0.98</text:span></text:p>
          </draw:text-box>
        </draw:frame>
        <draw:frame draw:style-name="gr3" draw:text-style-name="P4" draw:layer="layout" svg:width="0.417cm" svg:height="0.239cm" svg:x="5.858cm" svg:y="31.395cm">
          <draw:text-box>
            <text:p text:style-name="P3"><text:span text:style-name="T22">0.98</text:span></text:p>
          </draw:text-box>
        </draw:frame>
        <draw:frame draw:style-name="gr3" draw:text-style-name="P4" draw:layer="layout" svg:width="0.417cm" svg:height="0.239cm" svg:x="6.521cm" svg:y="31.77cm">
          <draw:text-box>
            <text:p text:style-name="P3"><text:span text:style-name="T22">0.92</text:span></text:p>
          </draw:text-box>
        </draw:frame>
        <draw:frame draw:style-name="gr3" draw:text-style-name="P4" draw:layer="layout" svg:width="0.417cm" svg:height="0.239cm" svg:x="6.623cm" svg:y="31.022cm">
          <draw:text-box>
            <text:p text:style-name="P3"><text:span text:style-name="T22">0.92</text:span></text:p>
          </draw:text-box>
        </draw:frame>
        <draw:frame draw:style-name="gr3" draw:text-style-name="P4" draw:layer="layout" svg:width="0.417cm" svg:height="0.239cm" svg:x="7.48cm" svg:y="30.772cm">
          <draw:text-box>
            <text:p text:style-name="P3"><text:span text:style-name="T22">0.98</text:span></text:p>
          </draw:text-box>
        </draw:frame>
        <draw:frame draw:style-name="gr3" draw:text-style-name="P4" draw:layer="layout" svg:width="0.417cm" svg:height="0.239cm" svg:x="2.905cm" svg:y="24.529cm">
          <draw:text-box>
            <text:p text:style-name="P3"><text:span text:style-name="T22">0.89</text:span></text:p>
          </draw:text-box>
        </draw:frame>
        <draw:frame draw:style-name="gr3" draw:text-style-name="P4" draw:layer="layout" svg:width="0.417cm" svg:height="0.239cm" svg:x="3.402cm" svg:y="18.798cm">
          <draw:text-box>
            <text:p text:style-name="P3"><text:span text:style-name="T22">0.85</text:span></text:p>
          </draw:text-box>
        </draw:frame>
        <draw:frame draw:style-name="gr3" draw:text-style-name="P4" draw:layer="layout" svg:width="0.417cm" svg:height="0.239cm" svg:x="4.368cm" svg:y="16.064cm">
          <draw:text-box>
            <text:p text:style-name="P3"><text:span text:style-name="T22">0.97</text:span></text:p>
          </draw:text-box>
        </draw:frame>
        <draw:frame draw:style-name="gr3" draw:text-style-name="P4" draw:layer="layout" svg:width="0.417cm" svg:height="0.239cm" svg:x="5.085cm" svg:y="13.787cm">
          <draw:text-box>
            <text:p text:style-name="P3"><text:span text:style-name="T22">0.87</text:span></text:p>
          </draw:text-box>
        </draw:frame>
        <draw:frame draw:style-name="gr3" draw:text-style-name="P4" draw:layer="layout" svg:width="0.294cm" svg:height="0.239cm" svg:x="6.092cm" svg:y="10.932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7.734cm" svg:y="9.092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8.392cm" svg:y="6.935cm">
          <draw:text-box>
            <text:p text:style-name="P3"><text:span text:style-name="T22">NA</text:span></text:p>
          </draw:text-box>
        </draw:frame>
        <draw:frame draw:style-name="gr3" draw:text-style-name="P4" draw:layer="layout" svg:width="0.417cm" svg:height="0.239cm" svg:x="8.783cm" svg:y="7.8cm">
          <draw:text-box>
            <text:p text:style-name="P3"><text:span text:style-name="T22">0.95</text:span></text:p>
          </draw:text-box>
        </draw:frame>
        <draw:frame draw:style-name="gr3" draw:text-style-name="P7" draw:layer="layout" svg:width="0.345cm" svg:height="0.211cm" svg:x="9.191cm" svg:y="7.404cm">
          <draw:text-box>
            <text:p text:style-name="P6"><text:span text:style-name="T23">0.78</text:span></text:p>
          </draw:text-box>
        </draw:frame>
        <draw:frame draw:style-name="gr3" draw:text-style-name="P9" draw:layer="layout" svg:width="0.269cm" svg:height="0.211cm" svg:x="9.631cm" svg:y="7.189cm">
          <draw:text-box>
            <text:p text:style-name="P8"><text:span text:style-name="T23">0.95</text:span></text:p>
          </draw:text-box>
        </draw:frame>
        <draw:frame draw:style-name="gr3" draw:text-style-name="P4" draw:layer="layout" svg:width="0.417cm" svg:height="0.239cm" svg:x="9.183cm" svg:y="8.161cm">
          <draw:text-box>
            <text:p text:style-name="P3"><text:span text:style-name="T22">0.89</text:span></text:p>
          </draw:text-box>
        </draw:frame>
        <draw:frame draw:style-name="gr3" draw:text-style-name="P4" draw:layer="layout" svg:width="0.294cm" svg:height="0.239cm" svg:x="9.065cm" svg:y="6.087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10.077cm" svg:y="5.515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10.681cm" svg:y="4.703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10.793cm" svg:y="2.645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11.2cm" svg:y="1.5cm">
          <draw:text-box>
            <text:p text:style-name="P3"><text:span text:style-name="T22">NA</text:span></text:p>
          </draw:text-box>
        </draw:frame>
        <draw:frame draw:style-name="gr3" draw:text-style-name="P4" draw:layer="layout" svg:width="0.417cm" svg:height="0.239cm" svg:x="8.407cm" svg:y="11.25cm">
          <draw:text-box>
            <text:p text:style-name="P3"><text:span text:style-name="T22">0.93</text:span></text:p>
          </draw:text-box>
        </draw:frame>
        <draw:frame draw:style-name="gr6" draw:text-style-name="P5" draw:layer="layout" svg:width="0.417cm" svg:height="0.239cm" svg:x="9.3cm" svg:y="10.851cm">
          <draw:text-box>
            <text:p text:style-name="P3"><text:span text:style-name="T22">0.99</text:span></text:p>
          </draw:text-box>
        </draw:frame>
        <draw:frame draw:style-name="gr7" draw:text-style-name="P5" draw:layer="layout" svg:width="0.564cm" svg:height="0.239cm" svg:x="9.836cm" svg:y="10.4cm">
          <draw:text-box>
            <text:p text:style-name="P3"><text:span text:style-name="T22">0.78</text:span></text:p>
          </draw:text-box>
        </draw:frame>
        <draw:frame draw:style-name="gr3" draw:text-style-name="P4" draw:layer="layout" svg:width="0.211cm" svg:height="0.239cm" svg:x="10.489cm" svg:y="9.761cm">
          <draw:text-box>
            <text:p text:style-name="P3"><text:span text:style-name="T22">0</text:span></text:p>
          </draw:text-box>
        </draw:frame>
        <draw:frame draw:style-name="gr3" draw:text-style-name="P4" draw:layer="layout" svg:width="0.298cm" svg:height="0.239cm" svg:x="10.4cm" svg:y="8.8cm">
          <draw:text-box>
            <text:p text:style-name="P3"><text:span text:style-name="T22">0.8</text:span></text:p>
          </draw:text-box>
        </draw:frame>
        <draw:frame draw:style-name="gr3" draw:text-style-name="P4" draw:layer="layout" svg:width="0.417cm" svg:height="0.239cm" svg:x="7.01cm" svg:y="12.771cm">
          <draw:text-box>
            <text:p text:style-name="P3"><text:span text:style-name="T22">0.97</text:span></text:p>
          </draw:text-box>
        </draw:frame>
        <draw:frame draw:style-name="gr3" draw:text-style-name="P4" draw:layer="layout" svg:width="0.417cm" svg:height="0.239cm" svg:x="7.7cm" svg:y="12.4cm">
          <draw:text-box>
            <text:p text:style-name="P3"><text:span text:style-name="T22">0.99</text:span></text:p>
          </draw:text-box>
        </draw:frame>
        <draw:frame draw:style-name="gr3" draw:text-style-name="P7" draw:layer="layout" svg:width="0.345cm" svg:height="0.211cm" svg:x="8.483cm" svg:y="12.161cm">
          <draw:text-box>
            <text:p text:style-name="P6"><text:span text:style-name="T23">0.89</text:span></text:p>
          </draw:text-box>
        </draw:frame>
        <draw:frame draw:style-name="gr3" draw:text-style-name="P4" draw:layer="layout" svg:width="0.417cm" svg:height="0.239cm" svg:x="7.53cm" svg:y="13.245cm">
          <draw:text-box>
            <text:p text:style-name="P3"><text:span text:style-name="T22">0.93</text:span></text:p>
          </draw:text-box>
        </draw:frame>
        <draw:frame draw:style-name="gr3" draw:text-style-name="P4" draw:layer="layout" svg:width="0.294cm" svg:height="0.239cm" svg:x="6.669cm" svg:y="16.642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7.9cm" svg:y="15.982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8.406cm" svg:y="15.161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8.875cm" svg:y="16.014cm">
          <draw:text-box>
            <text:p text:style-name="P3"><text:span text:style-name="T22">NA</text:span></text:p>
          </draw:text-box>
        </draw:frame>
        <draw:frame draw:style-name="gr3" draw:text-style-name="P4" draw:layer="layout" svg:width="0.417cm" svg:height="0.239cm" svg:x="8.743cm" svg:y="14.309cm">
          <draw:text-box>
            <text:p text:style-name="P3"><text:span text:style-name="T22">0.83</text:span></text:p>
          </draw:text-box>
        </draw:frame>
        <draw:frame draw:style-name="gr3" draw:text-style-name="P4" draw:layer="layout" svg:width="0.417cm" svg:height="0.239cm" svg:x="8.262cm" svg:y="16.804cm">
          <draw:text-box>
            <text:p text:style-name="P3"><text:span text:style-name="T22">0.92</text:span></text:p>
          </draw:text-box>
        </draw:frame>
        <draw:frame draw:style-name="gr3" draw:text-style-name="P4" draw:layer="layout" svg:width="0.211cm" svg:height="0.239cm" svg:x="9.106cm" svg:y="18.342cm">
          <draw:text-box>
            <text:p text:style-name="P3"><text:span text:style-name="T22">1</text:span></text:p>
          </draw:text-box>
        </draw:frame>
        <draw:frame draw:style-name="gr8" draw:text-style-name="P5" draw:layer="layout" svg:width="0.417cm" svg:height="0.239cm" svg:x="9.483cm" svg:y="18.061cm">
          <draw:text-box>
            <text:p text:style-name="P3"><text:span text:style-name="T22">0.92</text:span></text:p>
          </draw:text-box>
        </draw:frame>
        <draw:frame draw:style-name="gr3" draw:text-style-name="P4" draw:layer="layout" svg:width="0.417cm" svg:height="0.239cm" svg:x="9.483cm" svg:y="17.761cm">
          <draw:text-box>
            <text:p text:style-name="P3"><text:span text:style-name="T22">0.67</text:span></text:p>
          </draw:text-box>
        </draw:frame>
        <draw:frame draw:style-name="gr3" draw:text-style-name="P4" draw:layer="layout" svg:width="0.298cm" svg:height="0.239cm" svg:x="3.938cm" svg:y="21.532cm">
          <draw:text-box>
            <text:p text:style-name="P3"><text:span text:style-name="T22">0.4</text:span></text:p>
          </draw:text-box>
        </draw:frame>
        <draw:frame draw:style-name="gr3" draw:text-style-name="P4" draw:layer="layout" svg:width="0.417cm" svg:height="0.239cm" svg:x="5.172cm" svg:y="22.333cm">
          <draw:text-box>
            <text:p text:style-name="P3"><text:span text:style-name="T22">0.96</text:span></text:p>
          </draw:text-box>
        </draw:frame>
        <draw:frame draw:style-name="gr3" draw:text-style-name="P4" draw:layer="layout" svg:width="0.211cm" svg:height="0.239cm" svg:x="7.6cm" svg:y="22.061cm">
          <draw:text-box>
            <text:p text:style-name="P3"><text:span text:style-name="T22">1</text:span></text:p>
          </draw:text-box>
        </draw:frame>
        <draw:frame draw:style-name="gr3" draw:text-style-name="P4" draw:layer="layout" svg:width="0.417cm" svg:height="0.239cm" svg:x="7.5cm" svg:y="21.761cm">
          <draw:text-box>
            <text:p text:style-name="P3"><text:span text:style-name="T22">0.72</text:span></text:p>
          </draw:text-box>
        </draw:frame>
        <draw:frame draw:style-name="gr3" draw:text-style-name="P4" draw:layer="layout" svg:width="0.417cm" svg:height="0.239cm" svg:x="4.653cm" svg:y="20.732cm">
          <draw:text-box>
            <text:p text:style-name="P3"><text:span text:style-name="T22">0.87</text:span></text:p>
          </draw:text-box>
        </draw:frame>
        <draw:frame draw:style-name="gr3" draw:text-style-name="P4" draw:layer="layout" svg:width="0.417cm" svg:height="0.239cm" svg:x="5.583cm" svg:y="20.2cm">
          <draw:text-box>
            <text:p text:style-name="P3"><text:span text:style-name="T22">0.83</text:span></text:p>
          </draw:text-box>
        </draw:frame>
        <draw:frame draw:style-name="gr9" draw:text-style-name="P5" draw:layer="layout" svg:width="0.417cm" svg:height="0.239cm" svg:x="6.4cm" svg:y="19.661cm">
          <draw:text-box>
            <text:p text:style-name="P3"><text:span text:style-name="T22">0.99</text:span></text:p>
          </draw:text-box>
        </draw:frame>
        <draw:frame draw:style-name="gr3" draw:text-style-name="P4" draw:layer="layout" svg:width="0.417cm" svg:height="0.239cm" svg:x="7.383cm" svg:y="19.3cm">
          <draw:text-box>
            <text:p text:style-name="P3"><text:span text:style-name="T22">0.98</text:span></text:p>
          </draw:text-box>
        </draw:frame>
        <draw:frame draw:style-name="gr3" draw:text-style-name="P4" draw:layer="layout" svg:width="0.298cm" svg:height="0.239cm" svg:x="6.63cm" svg:y="20.711cm">
          <draw:text-box>
            <text:p text:style-name="P3"><text:span text:style-name="T22">0.9</text:span></text:p>
          </draw:text-box>
        </draw:frame>
        <draw:frame draw:style-name="gr3" draw:text-style-name="P4" draw:layer="layout" svg:width="0.417cm" svg:height="0.239cm" svg:x="8.103cm" svg:y="20.462cm">
          <draw:text-box>
            <text:p text:style-name="P3"><text:span text:style-name="T22">0.99</text:span></text:p>
          </draw:text-box>
        </draw:frame>
        <draw:frame draw:style-name="gr3" draw:text-style-name="P4" draw:layer="layout" svg:width="0.294cm" svg:height="0.239cm" svg:x="2.068cm" svg:y="28.884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2.648cm" svg:y="33.239cm">
          <draw:text-box>
            <text:p text:style-name="P3"><text:span text:style-name="T22">NA</text:span></text:p>
          </draw:text-box>
        </draw:frame>
        <draw:frame draw:style-name="gr3" draw:text-style-name="P4" draw:layer="layout" svg:width="0.294cm" svg:height="0.239cm" svg:x="6.206cm" svg:y="32.9cm">
          <draw:text-box>
            <text:p text:style-name="P3"><text:span text:style-name="T22">NA</text:span></text:p>
          </draw:text-box>
        </draw:frame>
        <draw:frame draw:style-name="gr10" draw:text-style-name="P5" draw:layer="layout" svg:width="0.417cm" svg:height="0.274cm" svg:x="6.6cm" svg:y="32.4cm">
          <draw:text-box>
            <text:p text:style-name="P3"><text:span text:style-name="T22">0.94</text:span></text:p>
          </draw:text-box>
        </draw:frame>
        <draw:frame draw:style-name="gr3" draw:text-style-name="P4" draw:layer="layout" svg:width="0.417cm" svg:height="0.239cm" svg:x="7.928cm" svg:y="24.231cm">
          <draw:text-box>
            <text:p text:style-name="P3"><text:span text:style-name="T22">0.82</text:span></text:p>
          </draw:text-box>
        </draw:frame>
        <draw:polygon draw:style-name="gr11" draw:text-style-name="P10" draw:layer="layout" svg:width="0.286cm" svg:height="0.286cm" svg:x="1.335cm" svg:y="2.182cm" svg:viewBox="0 0 287 287" draw:points="0,287 287,287 287,0 0,0">
          <text:p/>
        </draw:polygon>
        <draw:polygon draw:style-name="gr12" draw:text-style-name="P11" draw:layer="layout" svg:width="0.286cm" svg:height="0.286cm" svg:x="1.335cm" svg:y="2.672cm" svg:viewBox="0 0 287 287" draw:points="0,287 287,287 287,0 0,0">
          <text:p/>
        </draw:polygon>
        <draw:polygon draw:style-name="gr13" draw:text-style-name="P12" draw:layer="layout" svg:width="0.286cm" svg:height="0.286cm" svg:x="1.335cm" svg:y="3.163cm" svg:viewBox="0 0 287 287" draw:points="0,287 287,287 287,0 0,0">
          <text:p/>
        </draw:polygon>
        <draw:polygon draw:style-name="gr14" draw:text-style-name="P13" draw:layer="layout" svg:width="0.286cm" svg:height="0.286cm" svg:x="1.335cm" svg:y="3.653cm" svg:viewBox="0 0 287 287" draw:points="0,287 287,287 287,0 0,0">
          <text:p/>
        </draw:polygon>
        <draw:polygon draw:style-name="gr15" draw:text-style-name="P14" draw:layer="layout" svg:width="0.286cm" svg:height="0.285cm" svg:x="1.335cm" svg:y="4.144cm" svg:viewBox="0 0 287 286" draw:points="0,286 287,286 287,0 0,0">
          <text:p/>
        </draw:polygon>
        <draw:polygon draw:style-name="gr16" draw:text-style-name="P15" draw:layer="layout" svg:width="0.286cm" svg:height="0.286cm" svg:x="1.335cm" svg:y="4.634cm" svg:viewBox="0 0 287 287" draw:points="0,287 287,287 287,0 0,0">
          <text:p/>
        </draw:polygon>
        <draw:polygon draw:style-name="gr17" draw:text-style-name="P16" draw:layer="layout" svg:width="0.286cm" svg:height="0.285cm" svg:x="1.335cm" svg:y="5.125cm" svg:viewBox="0 0 287 286" draw:points="0,286 287,286 287,0 0,0">
          <text:p/>
        </draw:polygon>
        <draw:polygon draw:style-name="gr18" draw:text-style-name="P17" draw:layer="layout" svg:width="0.286cm" svg:height="0.286cm" svg:x="1.335cm" svg:y="5.615cm" svg:viewBox="0 0 287 287" draw:points="0,287 287,287 287,0 0,0">
          <text:p/>
        </draw:polygon>
        <draw:polygon draw:style-name="gr19" draw:text-style-name="P18" draw:layer="layout" svg:width="0.286cm" svg:height="0.286cm" svg:x="1.335cm" svg:y="6.105cm" svg:viewBox="0 0 287 287" draw:points="0,287 287,287 287,0 0,0">
          <text:p/>
        </draw:polygon>
        <draw:polygon draw:style-name="gr20" draw:text-style-name="P19" draw:layer="layout" svg:width="0.286cm" svg:height="0.286cm" svg:x="1.335cm" svg:y="6.596cm" svg:viewBox="0 0 287 287" draw:points="0,287 287,287 287,0 0,0">
          <text:p/>
        </draw:polygon>
        <draw:polygon draw:style-name="gr21" draw:text-style-name="P20" draw:layer="layout" svg:width="0.286cm" svg:height="0.286cm" svg:x="1.335cm" svg:y="7.086cm" svg:viewBox="0 0 287 287" draw:points="0,287 287,287 287,0 0,0">
          <text:p/>
        </draw:polygon>
        <draw:polygon draw:style-name="gr22" draw:text-style-name="P21" draw:layer="layout" svg:width="0.286cm" svg:height="0.286cm" svg:x="1.335cm" svg:y="7.577cm" svg:viewBox="0 0 287 287" draw:points="0,287 287,287 287,0 0,0">
          <text:p/>
        </draw:polygon>
        <draw:polygon draw:style-name="gr23" draw:text-style-name="P22" draw:layer="layout" svg:width="0.286cm" svg:height="0.285cm" svg:x="1.335cm" svg:y="8.068cm" svg:viewBox="0 0 287 286" draw:points="0,286 287,286 287,0 0,0">
          <text:p/>
        </draw:polygon>
        <draw:polygon draw:style-name="gr24" draw:text-style-name="P23" draw:layer="layout" svg:width="0.286cm" svg:height="0.286cm" svg:x="1.335cm" svg:y="8.558cm" svg:viewBox="0 0 287 287" draw:points="0,287 287,287 287,0 0,0">
          <text:p/>
        </draw:polygon>
        <draw:polygon draw:style-name="gr25" draw:text-style-name="P24" draw:layer="layout" svg:width="0.286cm" svg:height="0.286cm" svg:x="1.335cm" svg:y="9.048cm" svg:viewBox="0 0 287 287" draw:points="0,287 287,287 287,0 0,0">
          <text:p/>
        </draw:polygon>
        <draw:polygon draw:style-name="gr26" draw:text-style-name="P25" draw:layer="layout" svg:width="0.286cm" svg:height="0.285cm" svg:x="1.335cm" svg:y="9.539cm" svg:viewBox="0 0 287 286" draw:points="0,286 287,286 287,0 0,0">
          <text:p/>
        </draw:polygon>
        <draw:polygon draw:style-name="gr27" draw:text-style-name="P26" draw:layer="layout" svg:width="0.286cm" svg:height="0.286cm" svg:x="1.335cm" svg:y="10.029cm" svg:viewBox="0 0 287 287" draw:points="0,287 287,287 287,0 0,0">
          <text:p/>
        </draw:polygon>
        <draw:polygon draw:style-name="gr28" draw:text-style-name="P27" draw:layer="layout" svg:width="0.286cm" svg:height="0.285cm" svg:x="1.335cm" svg:y="10.52cm" svg:viewBox="0 0 287 286" draw:points="0,286 287,286 287,0 0,0">
          <text:p/>
        </draw:polygon>
        <draw:polygon draw:style-name="gr29" draw:text-style-name="P28" draw:layer="layout" svg:width="0.286cm" svg:height="0.286cm" svg:x="1.335cm" svg:y="11.01cm" svg:viewBox="0 0 287 287" draw:points="0,287 287,287 287,0 0,0">
          <text:p/>
        </draw:polygon>
        <draw:polygon draw:style-name="gr30" draw:text-style-name="P29" draw:layer="layout" svg:width="0.286cm" svg:height="0.286cm" svg:x="1.335cm" svg:y="11.5cm" svg:viewBox="0 0 287 287" draw:points="0,287 287,287 287,0 0,0">
          <text:p/>
        </draw:polygon>
        <draw:polygon draw:style-name="gr31" draw:text-style-name="P30" draw:layer="layout" svg:width="0.286cm" svg:height="0.286cm" svg:x="1.335cm" svg:y="11.991cm" svg:viewBox="0 0 287 287" draw:points="0,287 287,287 287,0 0,0">
          <text:p/>
        </draw:polygon>
        <draw:frame draw:style-name="gr3" draw:text-style-name="P4" draw:layer="layout" svg:width="0.294cm" svg:height="0.239cm" svg:x="0.417cm" svg:y="31.408cm">
          <draw:text-box>
            <text:p text:style-name="P3"><text:span text:style-name="T22">NA</text:span></text:p>
          </draw:text-box>
        </draw:frame>
        <draw:frame draw:style-name="gr32" draw:text-style-name="P31" draw:layer="layout" svg:width="3.317cm" svg:height="0.319cm" svg:x="1.318cm" svg:y="1.546cm">
          <draw:text-box>
            <text:p text:style-name="P3"><text:span text:style-name="T24">Subulicystidium species</text:span></text:p>
          </draw:text-box>
        </draw:frame>
        <draw:frame draw:style-name="gr32" draw:text-style-name="P31" draw:layer="layout" svg:width="1.247cm" svg:height="0.319cm" svg:x="1.742cm" svg:y="2.171cm">
          <draw:text-box>
            <text:p text:style-name="P3"><text:span text:style-name="T25">acerosum</text:span></text:p>
          </draw:text-box>
        </draw:frame>
        <draw:frame draw:style-name="gr32" draw:text-style-name="P31" draw:layer="layout" svg:width="0.883cm" svg:height="0.319cm" svg:x="1.742cm" svg:y="2.662cm">
          <draw:text-box>
            <text:p text:style-name="P3"><text:span text:style-name="T25">boidinii</text:span></text:p>
          </draw:text-box>
        </draw:frame>
        <draw:frame draw:style-name="gr32" draw:text-style-name="P31" draw:layer="layout" svg:width="2.144cm" svg:height="0.319cm" svg:x="1.742cm" svg:y="3.152cm">
          <draw:text-box>
            <text:p text:style-name="P3"><text:span text:style-name="T25">brachysporum_B</text:span></text:p>
          </draw:text-box>
        </draw:frame>
        <draw:frame draw:style-name="gr32" draw:text-style-name="P31" draw:layer="layout" svg:width="2.127cm" svg:height="0.319cm" svg:x="1.742cm" svg:y="3.642cm">
          <draw:text-box>
            <text:p text:style-name="P3"><text:span text:style-name="T25">brachysporum_T</text:span></text:p>
          </draw:text-box>
        </draw:frame>
        <draw:frame draw:style-name="gr32" draw:text-style-name="P31" draw:layer="layout" svg:width="1.217cm" svg:height="0.319cm" svg:x="1.742cm" svg:y="4.133cm">
          <draw:text-box>
            <text:p text:style-name="P3"><text:span text:style-name="T25">cochleum</text:span></text:p>
          </draw:text-box>
        </draw:frame>
        <draw:frame draw:style-name="gr32" draw:text-style-name="P31" draw:layer="layout" svg:width="1.391cm" svg:height="0.319cm" svg:x="1.742cm" svg:y="4.624cm">
          <draw:text-box>
            <text:p text:style-name="P3"><text:span text:style-name="T25">fusisporum</text:span></text:p>
          </draw:text-box>
        </draw:frame>
        <draw:frame draw:style-name="gr32" draw:text-style-name="P31" draw:layer="layout" svg:width="1.729cm" svg:height="0.319cm" svg:x="1.742cm" svg:y="5.114cm">
          <draw:text-box>
            <text:p text:style-name="P3"><text:span text:style-name="T25">grandisporum</text:span></text:p>
          </draw:text-box>
        </draw:frame>
        <draw:frame draw:style-name="gr32" draw:text-style-name="P31" draw:layer="layout" svg:width="1.272cm" svg:height="0.319cm" svg:x="1.742cm" svg:y="5.604cm">
          <draw:text-box>
            <text:p text:style-name="P3"><text:span text:style-name="T25">harpagum</text:span></text:p>
          </draw:text-box>
        </draw:frame>
        <draw:frame draw:style-name="gr32" draw:text-style-name="P31" draw:layer="layout" svg:width="1.259cm" svg:height="0.319cm" svg:x="1.742cm" svg:y="6.095cm">
          <draw:text-box>
            <text:p text:style-name="P3"><text:span text:style-name="T25">inornatum</text:span></text:p>
          </draw:text-box>
        </draw:frame>
        <draw:frame draw:style-name="gr32" draw:text-style-name="P31" draw:layer="layout" svg:width="1.543cm" svg:height="0.319cm" svg:x="1.742cm" svg:y="6.585cm">
          <draw:text-box>
            <text:p text:style-name="P3"><text:span text:style-name="T25">longisporum</text:span></text:p>
          </draw:text-box>
        </draw:frame>
        <draw:frame draw:style-name="gr32" draw:text-style-name="P31" draw:layer="layout" svg:width="1.323cm" svg:height="0.319cm" svg:x="1.742cm" svg:y="7.076cm">
          <draw:text-box>
            <text:p text:style-name="P3"><text:span text:style-name="T25">meridense</text:span></text:p>
          </draw:text-box>
        </draw:frame>
        <draw:frame draw:style-name="gr32" draw:text-style-name="P31" draw:layer="layout" svg:width="1.797cm" svg:height="0.319cm" svg:x="1.742cm" svg:y="7.566cm">
          <draw:text-box>
            <text:p text:style-name="P3"><text:span text:style-name="T25">meridense_aff</text:span></text:p>
          </draw:text-box>
        </draw:frame>
        <draw:frame draw:style-name="gr32" draw:text-style-name="P31" draw:layer="layout" svg:width="0.679cm" svg:height="0.319cm" svg:x="1.742cm" svg:y="8.057cm">
          <draw:text-box>
            <text:p text:style-name="P3"><text:span text:style-name="T25">nikau</text:span></text:p>
          </draw:text-box>
        </draw:frame>
        <draw:frame draw:style-name="gr32" draw:text-style-name="P31" draw:layer="layout" svg:width="1.509cm" svg:height="0.319cm" svg:x="1.742cm" svg:y="8.547cm">
          <draw:text-box>
            <text:p text:style-name="P3"><text:span text:style-name="T25">oberwinkleri</text:span></text:p>
          </draw:text-box>
        </draw:frame>
        <draw:frame draw:style-name="gr32" draw:text-style-name="P31" draw:layer="layout" svg:width="1.704cm" svg:height="0.319cm" svg:x="1.742cm" svg:y="9.037cm">
          <draw:text-box>
            <text:p text:style-name="P3"><text:span text:style-name="T25">obtusisporum</text:span></text:p>
          </draw:text-box>
        </draw:frame>
        <draw:frame draw:style-name="gr32" draw:text-style-name="P31" draw:layer="layout" svg:width="1.56cm" svg:height="0.319cm" svg:x="1.742cm" svg:y="9.528cm">
          <draw:text-box>
            <text:p text:style-name="P3"><text:span text:style-name="T25">parvisporum</text:span></text:p>
          </draw:text-box>
        </draw:frame>
        <draw:frame draw:style-name="gr32" draw:text-style-name="P31" draw:layer="layout" svg:width="1.949cm" svg:height="0.319cm" svg:x="1.742cm" svg:y="10.019cm">
          <draw:text-box>
            <text:p text:style-name="P3"><text:span text:style-name="T25">perlongisporum</text:span></text:p>
          </draw:text-box>
        </draw:frame>
        <draw:frame draw:style-name="gr32" draw:text-style-name="P31" draw:layer="layout" svg:width="2.004cm" svg:height="0.319cm" svg:x="1.742cm" svg:y="10.509cm">
          <draw:text-box>
            <text:p text:style-name="P3"><text:span text:style-name="T25">rarocrystallinum</text:span></text:p>
          </draw:text-box>
        </draw:frame>
        <draw:frame draw:style-name="gr32" draw:text-style-name="P31" draw:layer="layout" svg:width="1.153cm" svg:height="0.319cm" svg:x="1.742cm" svg:y="10.999cm">
          <draw:text-box>
            <text:p text:style-name="P3"><text:span text:style-name="T25">robustius</text:span></text:p>
          </draw:text-box>
        </draw:frame>
        <draw:frame draw:style-name="gr32" draw:text-style-name="P31" draw:layer="layout" svg:width="1.166cm" svg:height="0.319cm" svg:x="1.742cm" svg:y="11.49cm">
          <draw:text-box>
            <text:p text:style-name="P3"><text:span text:style-name="T25">tedersooi</text:span></text:p>
          </draw:text-box>
        </draw:frame>
        <draw:line draw:style-name="gr33" draw:text-style-name="P2" draw:layer="layout" svg:x1="1.361cm" svg:y1="14.62cm" svg:x2="1.922cm" svg:y2="14.62cm">
          <text:p/>
        </draw:line>
        <draw:frame draw:style-name="gr32" draw:text-style-name="P31" draw:layer="layout" svg:width="1.09cm" svg:height="0.319cm" svg:x="1.742cm" svg:y="11.98cm">
          <draw:text-box>
            <text:p text:style-name="P3"><text:span text:style-name="T25">tropicum</text:span></text:p>
          </draw:text-box>
        </draw:frame>
        <draw:frame draw:style-name="gr32" draw:text-style-name="P31" draw:layer="layout" svg:width="0.552cm" svg:height="0.319cm" svg:x="1.979cm" svg:y="14.466cm">
          <draw:text-box>
            <text:p text:style-name="P3"><text:span text:style-name="T25">0.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6T12:47:12.890000000</dc:date>
    <meta:editing-duration>PT4M57S</meta:editing-duration>
    <meta:editing-cycles>2</meta:editing-cycles>
    <meta:generator>LibreOffice/6.2.3.2$Windows_X86_64 LibreOffice_project/aecc05fe267cc68dde00352a451aa867b3b546ac</meta:generator>
    <meta:document-statistic meta:object-count="503"/>
  </office:meta>
</office:document-meta>
</file>